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officeooo:paragraph-rsid="00134749"/>
    </style:style>
    <style:style style:name="P11" style:family="paragraph" style:parent-style-name="Text_20_body" style:list-style-name="L1">
      <style:text-properties style:font-name="Arial" fo:font-size="10pt" style:font-size-asian="10pt" style:font-size-complex="10pt"/>
    </style:style>
    <style:style style:name="P12" style:family="paragraph" style:parent-style-name="Text_20_body" style:list-style-name="L1">
      <style:text-properties style:font-name="Arial" fo:font-size="10pt" officeooo:paragraph-rsid="000cd557" style:font-size-asian="10pt" style:font-size-complex="10pt"/>
    </style:style>
    <style:style style:name="P13" style:family="paragraph" style:parent-style-name="Text_20_body" style:list-style-name="L1">
      <style:text-properties style:font-name="Arial" fo:font-size="10pt" officeooo:paragraph-rsid="000da7a6" style:font-size-asian="10pt" style:font-size-complex="10pt"/>
    </style:style>
    <style:style style:name="P14" style:family="paragraph" style:parent-style-name="Text_20_body" style:list-style-name="L2">
      <style:text-properties style:font-name="Arial" fo:font-size="10pt" style:font-size-asian="10pt" style:font-size-complex="10pt"/>
    </style:style>
    <style:style style:name="P15" style:family="paragraph" style:parent-style-name="Text_20_body" style:list-style-name="L2">
      <style:text-properties style:font-name="Arial" fo:font-size="10pt" officeooo:rsid="0021ed8f" officeooo:paragraph-rsid="0021ed8f" style:font-size-asian="10pt" style:font-size-complex="10pt"/>
    </style:style>
    <style:style style:name="P16" style:family="paragraph" style:parent-style-name="Text_20_body" style:list-style-name="L3">
      <style:text-properties style:font-name="Arial" fo:font-size="10pt" style:font-size-asian="10pt" style:font-size-complex="10pt"/>
    </style:style>
    <style:style style:name="P17" style:family="paragraph" style:parent-style-name="Text_20_body" style:list-style-name="L4">
      <style:text-properties style:font-name="Arial" fo:font-size="10pt" style:font-size-asian="10pt" style:font-size-complex="10pt"/>
    </style:style>
    <style:style style:name="P18" style:family="paragraph" style:parent-style-name="Text_20_body" style:list-style-name="L2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Text_20_body" style:list-style-name="L2">
      <style:text-properties style:font-name="Arial" fo:font-size="10pt" style:text-underline-style="none" fo:font-weight="normal" officeooo:paragraph-rsid="0020816f" style:font-size-asian="10pt" style:font-weight-asian="normal" style:font-size-complex="10pt" style:font-weight-complex="normal"/>
    </style:style>
    <style:style style:name="P20" style:family="paragraph" style:parent-style-name="Text_20_body" style:list-style-name="L2">
      <style:text-properties style:font-name="Arial" fo:font-size="10pt" style:text-underline-style="none" fo:font-weight="normal" officeooo:paragraph-rsid="0021513f" style:font-size-asian="10pt" style:font-weight-asian="normal" style:font-size-complex="10pt" style:font-weight-complex="normal"/>
    </style:style>
    <style:style style:name="P21" style:family="paragraph" style:parent-style-name="Text_20_body" style:list-style-name="L2">
      <style:text-properties style:font-name="Arial" fo:font-size="10pt" style:text-underline-style="none" fo:font-weight="normal" officeooo:paragraph-rsid="002360bf" style:font-size-asian="10pt" style:font-weight-asian="normal" style:font-size-complex="10pt" style:font-weight-complex="normal"/>
    </style:style>
    <style:style style:name="P22" style:family="paragraph" style:parent-style-name="Text_20_body" style:list-style-name="L2">
      <style:text-properties style:font-name="Arial" fo:font-size="10pt" style:text-underline-style="none" fo:font-weight="normal" officeooo:rsid="0021ed8f" officeooo:paragraph-rsid="0021ed8f" style:font-size-asian="10pt" style:font-weight-asian="normal" style:font-size-complex="10pt" style:font-weight-complex="normal"/>
    </style:style>
    <style:style style:name="P23" style:family="paragraph" style:parent-style-name="Text_20_body" style:list-style-name="L2">
      <style:text-properties style:font-name="Arial" fo:font-size="10pt" style:text-underline-style="none" fo:font-weight="normal" officeooo:rsid="0021513f" officeooo:paragraph-rsid="0021ed8f" style:font-size-asian="10pt" style:font-weight-asian="normal" style:font-size-complex="10pt" style:font-weight-complex="normal"/>
    </style:style>
    <style:style style:name="P24" style:family="paragraph" style:parent-style-name="Text_20_body" style:list-style-name="L2">
      <style:text-properties style:font-name="Arial" fo:font-size="10pt" style:text-underline-style="none" fo:font-weight="normal" officeooo:rsid="0021513f" officeooo:paragraph-rsid="0021513f" style:font-size-asian="10pt" style:font-weight-asian="normal" style:font-size-complex="10pt" style:font-weight-complex="normal"/>
    </style:style>
    <style:style style:name="P25" style:family="paragraph" style:parent-style-name="Text_20_body" style:list-style-name="L2">
      <style:text-properties style:font-name="Arial" fo:font-size="10pt" style:text-underline-style="none" fo:font-weight="normal" officeooo:rsid="0021513f" officeooo:paragraph-rsid="002360bf" style:font-size-asian="10pt" style:font-weight-asian="normal" style:font-size-complex="10pt" style:font-weight-complex="normal"/>
    </style:style>
    <style:style style:name="P26" style:family="paragraph" style:parent-style-name="Text_20_body" style:list-style-name="L3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1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text-properties officeooo:paragraph-rsid="0020816f"/>
    </style:style>
    <style:style style:name="P30" style:family="paragraph" style:parent-style-name="Text_20_body" style:list-style-name="L2">
      <style:text-properties officeooo:paragraph-rsid="0021513f"/>
    </style:style>
    <style:style style:name="P31" style:family="paragraph" style:parent-style-name="Text_20_body" style:list-style-name="L2">
      <style:text-properties officeooo:paragraph-rsid="0021ed8f"/>
    </style:style>
    <style:style style:name="P32" style:family="paragraph" style:parent-style-name="Text_20_body" style:list-style-name="L2">
      <style:text-properties officeooo:paragraph-rsid="002360bf"/>
    </style:style>
    <style:style style:name="P33" style:family="paragraph" style:parent-style-name="Text_20_body" style:list-style-name="L2">
      <style:text-properties officeooo:paragraph-rsid="002453f1"/>
    </style:style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1b837" style:font-size-asian="10pt" style:font-weight-asian="normal" style:font-size-complex="10pt" style:font-weight-complex="normal"/>
    </style:style>
    <style:style style:name="P3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0ee89e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34749" style:font-size-asian="10pt" style:font-weight-asian="normal" style:font-size-complex="10pt" style:font-weight-complex="normal"/>
    </style:style>
    <style:style style:name="P4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634db" style:font-size-asian="10pt" style:font-weight-asian="normal" style:font-size-complex="10pt" style:font-weight-complex="normal"/>
    </style:style>
    <style:style style:name="P4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6e7db" style:font-size-asian="10pt" style:font-weight-asian="normal" style:font-size-complex="10pt" style:font-weight-complex="normal"/>
    </style:style>
    <style:style style:name="P4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8ab38" style:font-size-asian="10pt" style:font-weight-asian="normal" style:font-size-complex="10pt" style:font-weight-complex="normal"/>
    </style:style>
    <style:style style:name="P4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b2e2d" style:font-size-asian="10pt" style:font-weight-asian="normal" style:font-size-complex="10pt" style:font-weight-complex="normal"/>
    </style:style>
    <style:style style:name="P4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caf1f" style:font-size-asian="10pt" style:font-weight-asian="normal" style:font-size-complex="10pt" style:font-weight-complex="normal"/>
    </style:style>
    <style:style style:name="P4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1040c7" officeooo:paragraph-rsid="00134749" style:font-size-asian="10pt" style:font-weight-asian="normal" style:font-size-complex="10pt" style:font-weight-complex="normal"/>
    </style:style>
    <style:style style:name="P4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1040c7" officeooo:paragraph-rsid="001634db" style:font-size-asian="10pt" style:font-weight-asian="normal" style:font-size-complex="10pt" style:font-weight-complex="normal"/>
    </style:style>
    <style:style style:name="P4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1040c7" officeooo:paragraph-rsid="0016e7db" style:font-size-asian="10pt" style:font-weight-asian="normal" style:font-size-complex="10pt" style:font-weight-complex="normal"/>
    </style:style>
    <style:style style:name="P48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4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0" style:family="paragraph" style:parent-style-name="Text_20_body" style:list-style-name="L1">
      <style:paragraph-properties fo:margin-left="0cm" fo:margin-right="0cm" fo:text-indent="0cm" style:auto-text-indent="false"/>
    </style:style>
    <style:style style:name="P5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1d3a7"/>
    </style:style>
    <style:style style:name="P5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ee89e"/>
    </style:style>
    <style:style style:name="P5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34749"/>
    </style:style>
    <style:style style:name="P54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8ab38"/>
    </style:style>
    <style:style style:name="P55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ad66e"/>
    </style:style>
    <style:style style:name="P5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b2e2d"/>
    </style:style>
    <style:style style:name="P5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d629c"/>
    </style:style>
    <style:style style:name="P58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9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1b2e2d" style:font-size-asian="10pt" style:font-weight-asian="normal" style:font-size-complex="10pt" style:font-weight-complex="normal"/>
    </style:style>
    <style:style style:name="P60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1caf1f" style:font-size-asian="10pt" style:font-weight-asian="normal" style:font-size-complex="10pt" style:font-weight-complex="normal"/>
    </style:style>
    <style:style style:name="P61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1d629c" style:font-size-asian="10pt" style:font-weight-asian="normal" style:font-size-complex="10pt" style:font-weight-complex="normal"/>
    </style:style>
    <style:style style:name="P62" style:family="paragraph" style:parent-style-name="Text_20_body" style:list-style-name="L2">
      <style:paragraph-properties fo:margin-left="0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d557" style:font-weight-asian="bold" style:font-weight-complex="bold"/>
    </style:style>
    <style:style style:name="T3" style:family="text">
      <style:text-properties fo:font-weight="bold" officeooo:rsid="000da7a6" style:font-weight-asian="bold" style:font-weight-complex="bold"/>
    </style:style>
    <style:style style:name="T4" style:family="text">
      <style:text-properties fo:font-weight="bold" officeooo:rsid="000ee89e" style:font-weight-asian="bold" style:font-weight-complex="bold"/>
    </style:style>
    <style:style style:name="T5" style:family="text">
      <style:text-properties fo:font-weight="bold" officeooo:rsid="0018ab38" style:font-weight-asian="bold" style:font-weight-complex="bold"/>
    </style:style>
    <style:style style:name="T6" style:family="text">
      <style:text-properties fo:font-weight="bold" officeooo:rsid="001e773d" style:font-weight-asian="bold" style:font-weight-complex="bold"/>
    </style:style>
    <style:style style:name="T7" style:family="text">
      <style:text-properties fo:font-weight="bold" officeooo:rsid="0020816f" style:font-weight-asian="bold" style:font-weight-complex="bold"/>
    </style:style>
    <style:style style:name="T8" style:family="text">
      <style:text-properties fo:font-weight="bold" officeooo:rsid="0021513f" style:font-weight-asian="bold" style:font-weight-complex="bold"/>
    </style:style>
    <style:style style:name="T9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fo:font-size="10pt" style:text-underline-style="none" fo:font-weight="normal" officeooo:rsid="0011d3a7" style:font-size-asian="10pt" style:font-weight-asian="normal" style:font-size-complex="10pt" style:font-weight-complex="normal"/>
    </style:style>
    <style:style style:name="T11" style:family="text">
      <style:text-properties style:font-name="Arial" fo:font-size="10pt" style:text-underline-style="none" fo:font-weight="normal" officeooo:rsid="001ad66e" style:font-size-asian="10pt" style:font-weight-asian="normal" style:font-size-complex="10pt" style:font-weight-complex="normal"/>
    </style:style>
    <style:style style:name="T12" style:family="text">
      <style:text-properties style:font-name="Arial" fo:font-size="10pt" style:text-underline-style="none" fo:font-weight="normal" officeooo:rsid="0020816f" style:font-size-asian="10pt" style:font-weight-asian="normal" style:font-size-complex="10pt" style:font-weight-complex="normal"/>
    </style:style>
    <style:style style:name="T13" style:family="text">
      <style:text-properties style:font-name="Arial" fo:font-size="10pt" style:text-underline-style="none" fo:font-weight="normal" officeooo:rsid="0021513f" style:font-size-asian="10pt" style:font-weight-asian="normal" style:font-size-complex="10pt" style:font-weight-complex="normal"/>
    </style:style>
    <style:style style:name="T14" style:family="text">
      <style:text-properties style:font-name="Arial" fo:font-size="10pt" style:text-underline-style="none" fo:font-weight="normal" officeooo:rsid="0021ed8f" style:font-size-asian="10pt" style:font-weight-asian="normal" style:font-size-complex="10pt" style:font-weight-complex="normal"/>
    </style:style>
    <style:style style:name="T15" style:family="text">
      <style:text-properties style:font-name="Arial" fo:font-size="10pt" style:text-underline-style="none" fo:font-weight="normal" officeooo:rsid="002360bf" style:font-size-asian="10pt" style:font-weight-asian="normal" style:font-size-complex="10pt" style:font-weight-complex="normal"/>
    </style:style>
    <style:style style:name="T16" style:family="text">
      <style:text-properties style:font-name="Arial" fo:font-size="10pt" style:text-underline-style="none" fo:font-weight="normal" officeooo:rsid="002453f1" style:font-size-asian="10pt" style:font-weight-asian="normal" style:font-size-complex="10pt" style:font-weight-complex="normal"/>
    </style:style>
    <style:style style:name="T17" style:family="text">
      <style:text-properties style:font-name="Arial" fo:font-size="10pt" style:text-underline-style="none" fo:font-weight="normal" officeooo:rsid="002490ef" style:font-size-asian="10pt" style:font-weight-asian="normal" style:font-size-complex="10pt" style:font-weight-complex="normal"/>
    </style:style>
    <style:style style:name="T18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style:text-underline-style="none" fo:font-weight="bold" officeooo:rsid="000da7a6" style:font-size-asian="10pt" style:font-weight-asian="bold" style:font-size-complex="10pt" style:font-weight-complex="bold"/>
    </style:style>
    <style:style style:name="T20" style:family="text">
      <style:text-properties style:font-name="Arial" fo:font-size="10pt" style:text-underline-style="none" fo:font-weight="bold" officeooo:rsid="001ad66e" style:font-size-asian="10pt" style:font-weight-asian="bold" style:font-size-complex="10pt" style:font-weight-complex="bold"/>
    </style:style>
    <style:style style:name="T21" style:family="text">
      <style:text-properties style:font-name="Arial" fo:font-size="10pt" style:text-underline-style="none" fo:font-weight="bold" officeooo:rsid="0020816f" style:font-size-asian="10pt" style:font-weight-asian="bold" style:font-size-complex="10pt" style:font-weight-complex="bold"/>
    </style:style>
    <style:style style:name="T22" style:family="text">
      <style:text-properties style:font-name="Arial" fo:font-size="10pt" style:text-underline-style="none" fo:font-weight="bold" officeooo:rsid="0021513f" style:font-size-asian="10pt" style:font-weight-asian="bold" style:font-size-complex="10pt" style:font-weight-complex="bold"/>
    </style:style>
    <style:style style:name="T23" style:family="text">
      <style:text-properties style:font-name="Arial" fo:font-size="10pt" style:text-underline-style="none" fo:font-weight="bold" officeooo:rsid="002360bf" style:font-size-asian="10pt" style:font-weight-asian="bold" style:font-size-complex="10pt" style:font-weight-complex="bold"/>
    </style:style>
    <style:style style:name="T24" style:family="text">
      <style:text-properties style:font-name="Arial" fo:font-size="10pt" style:text-underline-style="none" fo:font-weight="bold" officeooo:rsid="002453f1" style:font-size-asian="10pt" style:font-weight-asian="bold" style:font-size-complex="10pt" style:font-weight-complex="bold"/>
    </style:style>
    <style:style style:name="T25" style:family="text">
      <style:text-properties style:font-name="Arial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26" style:family="text">
      <style:text-properties style:font-name="Arial" fo:font-size="10pt" style:text-underline-style="none" fo:font-weight="bold" officeooo:rsid="0020816f" style:font-name-asian="Consolas" style:font-size-asian="10pt" style:font-weight-asian="bold" style:font-name-complex="Consolas" style:font-size-complex="10pt" style:font-weight-complex="bold"/>
    </style:style>
    <style:style style:name="T27" style:family="text">
      <style:text-properties style:font-name="Arial" fo:font-size="10pt" style:font-size-asian="10pt" style:font-size-complex="10pt"/>
    </style:style>
    <style:style style:name="T28" style:family="text">
      <style:text-properties style:font-name="Arial" fo:font-size="10pt" officeooo:rsid="0011d3a7" style:font-size-asian="10pt" style:font-size-complex="10pt"/>
    </style:style>
    <style:style style:name="T2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Arial" fo:font-size="10pt" fo:font-weight="bold" officeooo:rsid="0011d3a7" style:font-size-asian="10pt" style:font-weight-asian="bold" style:font-size-complex="10pt" style:font-weight-complex="bold"/>
    </style:style>
    <style:style style:name="T31" style:family="text">
      <style:text-properties style:font-name="Arial" fo:font-size="10pt" fo:font-style="normal" style:text-underline-style="none" fo:font-weight="normal" officeooo:rsid="001d629c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Arial" style:text-underline-style="none"/>
    </style:style>
    <style:style style:name="T33" style:family="text">
      <style:text-properties style:font-name="Arial" style:text-underline-style="none" fo:font-weight="bold" style:font-weight-asian="bold" style:font-weight-complex="bold"/>
    </style:style>
    <style:style style:name="T34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style:font-name="Arial" fo:font-size="14pt" fo:font-style="italic" style:text-underline-style="none" fo:font-weight="bold" officeooo:rsid="001ad66e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style:font-name="Arial" fo:font-size="14pt" fo:font-style="italic" style:text-underline-style="none" fo:font-weight="bold" officeooo:rsid="001d629c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style:font-name="Arial" fo:font-size="14pt" fo:font-style="italic" style:text-underline-style="none" fo:font-weight="bold" officeooo:rsid="0016e7db" style:font-size-asian="12.25pt" style:font-style-asian="italic" style:font-weight-asian="bold" style:font-size-complex="14pt" style:font-style-complex="italic" style:font-weight-complex="bold"/>
    </style:style>
    <style:style style:name="T39" style:family="text">
      <style:text-properties style:font-name="Arial" fo:font-size="14pt" fo:font-style="italic" style:text-underline-style="none" fo:font-weight="bold" officeooo:rsid="0021ed8f" style:font-size-asian="12.25pt" style:font-style-asian="italic" style:font-weight-asian="bold" style:font-size-complex="14pt" style:font-style-complex="italic" style:font-weight-complex="bold"/>
    </style:style>
    <style:style style:name="T40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1" style:family="text">
      <style:text-properties style:font-name="Arial" fo:font-size="14pt" fo:font-style="italic" fo:font-weight="bold" officeooo:rsid="0011d3a7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3" style:family="text">
      <style:text-properties style:font-name="Arial" fo:font-size="14pt" style:text-underline-style="solid" style:text-underline-width="auto" style:text-underline-color="font-color" fo:font-weight="bold" officeooo:rsid="001a58c4" style:font-size-asian="14pt" style:font-weight-asian="bold" style:font-size-complex="14pt" style:font-weight-complex="bold"/>
    </style:style>
    <style:style style:name="T44" style:family="text">
      <style:text-properties style:font-name="Arial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style:font-name="Arial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fo:font-style="italic" fo:font-weight="bold" officeooo:rsid="0011d3a7" style:font-size-asian="14pt" style:font-style-asian="italic" style:font-weight-asian="bold" style:font-size-complex="14pt" style:font-style-complex="italic" style:font-weight-complex="bold"/>
    </style:style>
    <style:style style:name="T53" style:family="text">
      <style:text-properties fo:font-size="14pt" fo:font-style="italic" fo:font-weight="bold" officeooo:rsid="001289bd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font-style="italic" fo:font-weight="bold" officeooo:rsid="001634db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size="14pt" fo:font-style="italic" fo:font-weight="bold" officeooo:rsid="0016e7db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size="14pt" fo:font-style="italic" fo:font-weight="bold" officeooo:rsid="001caf1f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italic" fo:font-weight="bold" officeooo:rsid="0016e7db" style:font-size-asian="12.25pt" style:font-style-asian="italic" style:font-weight-asian="bold" style:font-size-complex="14pt" style:font-style-complex="italic" style:font-weight-complex="bold"/>
    </style:style>
    <style:style style:name="T5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1289bd" style:font-style-asian="italic" style:font-style-complex="italic"/>
    </style:style>
    <style:style style:name="T61" style:family="text">
      <style:text-properties fo:font-style="italic" officeooo:rsid="0021ed8f" style:font-style-asian="italic" style:font-style-complex="italic"/>
    </style:style>
    <style:style style:name="T62" style:family="text">
      <style:text-properties fo:font-style="italic" fo:font-weight="bold" officeooo:rsid="001289bd" style:font-style-asian="italic" style:font-weight-asian="bold" style:font-style-complex="italic" style:font-weight-complex="bold"/>
    </style:style>
    <style:style style:name="T6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64" style:family="text"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65" style:family="text">
      <style:text-properties style:font-name="Consolas" fo:font-size="9.5pt" fo:font-weight="bold" officeooo:rsid="0020816f" style:font-name-asian="Consolas" style:font-size-asian="9.5pt" style:font-weight-asian="bold" style:font-name-complex="Consolas" style:font-size-complex="9.5pt" style:font-weight-complex="bold"/>
    </style:style>
    <style:style style:name="T66" style:family="text">
      <style:text-properties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style:style style:name="T67" style:family="text">
      <style:text-properties style:font-name="Consolas" fo:font-size="9.5pt" style:text-underline-style="none" fo:font-weight="normal" officeooo:rsid="0020816f" style:font-name-asian="Consolas" style:font-size-asian="9.5pt" style:font-weight-asian="normal" style:font-name-complex="Consolas" style:font-size-complex="9.5pt" style:font-weight-complex="normal"/>
    </style:style>
    <style:style style:name="T68" style:family="text">
      <style:text-properties style:font-name="Consolas" fo:font-size="9.5pt" style:text-underline-style="none" fo:font-weight="bold" style:font-name-asian="Consolas" style:font-size-asian="9.5pt" style:font-weight-asian="bold" style:font-name-complex="Consolas" style:font-size-complex="9.5pt" style:font-weight-complex="bold"/>
    </style:style>
    <style:style style:name="T69" style:family="text">
      <style:text-properties style:font-name="Consolas" fo:font-size="9.5pt" style:text-underline-style="none" fo:font-weight="bold" officeooo:rsid="0020816f" style:font-name-asian="Consolas" style:font-size-asian="9.5pt" style:font-weight-asian="bold" style:font-name-complex="Consolas" style:font-size-complex="9.5pt" style:font-weight-complex="bold"/>
    </style:style>
    <style:style style:name="T70" style:family="text">
      <style:text-properties officeooo:rsid="000cb67b"/>
    </style:style>
    <style:style style:name="T71" style:family="text">
      <style:text-properties officeooo:rsid="000cd557"/>
    </style:style>
    <style:style style:name="T72" style:family="text">
      <style:text-properties officeooo:rsid="000da7a6"/>
    </style:style>
    <style:style style:name="T73" style:family="text">
      <style:text-properties officeooo:rsid="000ee89e"/>
    </style:style>
    <style:style style:name="T74" style:family="text">
      <style:text-properties fo:font-style="normal" officeooo:rsid="001289bd" style:font-style-asian="normal" style:font-style-complex="normal"/>
    </style:style>
    <style:style style:name="T75" style:family="text">
      <style:text-properties fo:font-style="normal" fo:font-weight="bold" officeooo:rsid="001289bd" style:font-style-asian="normal" style:font-weight-asian="bold" style:font-style-complex="normal" style:font-weight-complex="bold"/>
    </style:style>
    <style:style style:name="T76" style:family="text">
      <style:text-properties fo:font-size="12pt" fo:font-weight="bold" style:font-size-asian="12pt" style:font-weight-asian="bold" style:font-size-complex="12pt" style:font-weight-complex="bold"/>
    </style:style>
    <style:style style:name="T77" style:family="text">
      <style:text-properties officeooo:rsid="001e773d"/>
    </style:style>
    <style:style style:name="T78" style:family="text">
      <style:text-properties officeooo:rsid="0020816f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3-2-<text:span text:style-name="T70">2</text:span></text:p>
      <text:p text:style-name="P3">DATA ENTRY FORM PROCEDURES</text:p>
      <text:p text:style-name="P3"><text:span text:style-name="T70">UHF MEM</text:span> DATA ENTRY FORM</text:p>
      <text:p text:style-name="P3"/>
      <text:p text:style-name="P4"><text:user-defined style:data-style-name="N0" text:name="Version">Ver 1.0.0</text:user-defined></text:p>
      <text:p text:style-name="P4"><text:modification-date style:data-style-name="N75">4 Aug 2014</text:modification-date></text:p>
      <text:p text:style-name="P2"/>
      <text:h text:style-name="P9" text:outline-level="1"><text:span text:style-name="T50">INITIAL </text:span><text:span text:style-name="T58">DISPLAY</text:span><text:line-break/></text:h>
      <text:list xml:id="list1559877583299947471" text:style-name="L1">
        <text:list-item>
          <text:p text:style-name="P11">Launch the <text:span text:style-name="T1">TMV7</text:span> application.<text:line-break/></text:p>
        </text:list-item>
        <text:list-item>
          <text:p text:style-name="P11"><text:span text:style-name="T71">Load the </text:span><text:span text:style-name="T2">UHF MEM Data Entry Tes</text:span><text:span text:style-name="T71">t .tmv file.</text:span><text:line-break/></text:p>
        </text:list-item>
        <text:list-item>
          <text:p text:style-name="P12"><text:span text:style-name="T71">Select the </text:span><text:span text:style-name="T2">Memory|UHF</text:span><text:span text:style-name="T71"> Main Menu item.<text:line-break/></text:span></text:p>
        </text:list-item>
        <text:list-item>
          <text:p text:style-name="P13"><text:span text:style-name="T71">On the </text:span><text:span text:style-name="T2">UHF Data Memory</text:span><text:span text:style-name="T71"> form, select the </text:span><text:span text:style-name="T2">Edit</text:span><text:span text:style-name="T71"> button.<text:line-break/></text:span></text:p>
        </text:list-item>
        <text:list-item>
          <text:p text:style-name="P13"><text:span text:style-name="T72">Ensure the </text:span><text:span text:style-name="T3">Memory Channel Data Entry</text:span><text:span text:style-name="T72"> form is displayed.<text:tab/><text:tab/><text:tab/><text:tab/><text:tab/>_____</text:span><text:line-break/></text:p>
        </text:list-item>
        <text:list-item>
          <text:p text:style-name="P37">Ensure the Title Bar displays the text <text:span text:style-name="T3">Memory Channel Data Entry</text:span>.<text:tab/><text:tab/><text:tab/><text:tab/>_____<text:line-break/><text:line-break/><text:line-break/><text:span text:style-name="T52">Band Panel</text:span><text:line-break/></text:p>
        </text:list-item>
        <text:list-item>
          <text:p text:style-name="P37">Ensure the <text:span text:style-name="T1">VHF</text:span> radio button is selected.<text:tab/><text:tab/><text:tab/><text:tab/><text:tab/><text:tab/><text:tab/>_____<text:line-break/></text:p>
        </text:list-item>
        <text:list-item>
          <text:p text:style-name="P37">Ensure the <text:span text:style-name="T1">VHF </text:span>radio button is enabled.<text:tab/><text:tab/><text:tab/><text:tab/><text:tab/><text:tab/><text:tab/>_____<text:line-break/></text:p>
        </text:list-item>
        <text:list-item>
          <text:p text:style-name="P51"><text:span text:style-name="T9">Ensure the </text:span><text:span text:style-name="T18">UHF</text:span><text:span text:style-name="T9"> radio button is deselecte</text:span><text:span text:style-name="T10">d</text:span>.<text:tab/><text:tab/><text:tab/><text:tab/><text:tab/><text:tab/><text:tab/>_____<text:line-break/></text:p>
        </text:list-item>
        <text:list-item>
          <text:p text:style-name="P51"><text:span text:style-name="T28">Ensure the </text:span><text:span text:style-name="T30">UHF</text:span><text:span text:style-name="T28"> radio button is enabled.<text:tab/><text:tab/><text:tab/><text:tab/><text:tab/><text:tab/><text:tab/>_____<text:line-break/></text:span></text:p>
          <text:p text:style-name="P51"><text:span text:style-name="T41">Frequency Panel</text:span><text:span text:style-name="T28"><text:line-break/></text:span></text:p>
        </text:list-item>
        <text:list-item>
          <text:p text:style-name="P52"><text:span text:style-name="T9">Ensure the </text:span><text:span text:style-name="T18">Source</text:span><text:span text:style-name="T9"> edit box displays the text “</text:span><text:span text:style-name="T19">UHF</text:span><text:span text:style-name="T18">01</text:span><text:span text:style-name="T9">”.<text:tab/><text:tab/><text:tab/><text:tab/><text:tab/><text:tab/>_____<text:line-break/></text:span></text:p>
        </text:list-item>
        <text:list-item>
          <text:p text:style-name="P38"><text:span text:style-name="T73">Ensure the </text:span><text:span text:style-name="T4">Source</text:span><text:span text:style-name="T73"> edit box is disabled.<text:tab/><text:tab/><text:tab/><text:tab/><text:tab/><text:tab/><text:tab/><text:tab/>_____<text:line-break/></text:span></text:p>
        </text:list-item>
        <text:list-item>
          <text:p text:style-name="P38"><text:span text:style-name="T73">Ensure the </text:span><text:span text:style-name="T4">background colour</text:span><text:span text:style-name="T73"> of the </text:span><text:span text:style-name="T4">Source</text:span><text:span text:style-name="T73"> edit box is </text:span><text:span text:style-name="T4">yellow</text:span><text:span text:style-name="T73">.<text:tab/><text:tab/><text:tab/><text:tab/>_____</text:span><text:line-break/></text:p>
        </text:list-item>
        <text:list-item>
          <text:p text:style-name="P36">Ensure the <text:span text:style-name="T1">RX Frequency</text:span> edit box is blank.<text:tab/><text:tab/><text:tab/><text:tab/><text:tab/><text:tab/><text:tab/>_____<text:line-break/></text:p>
        </text:list-item>
        <text:list-item>
          <text:p text:style-name="P36">Ensure the <text:span text:style-name="T1">RX Frequency</text:span> edit box is enabled.<text:tab/><text:tab/><text:tab/><text:tab/><text:tab/><text:tab/><text:tab/>_____<text:line-break/></text:p>
        </text:list-item>
        <text:list-item>
          <text:p text:style-name="P38">Ensure the cursor is in the centre of the <text:span text:style-name="T1">RX Frequency <text:s/></text:span>edit box.<text:tab/><text:tab/><text:tab/><text:tab/>_____<text:line-break/></text:p>
        </text:list-item>
        <text:list-item>
          <text:p text:style-name="P36">Ensure the <text:span text:style-name="T1">TX Frequency</text:span> edit box is blank.<text:tab/><text:tab/><text:tab/><text:tab/><text:tab/><text:tab/><text:tab/>_____<text:line-break/></text:p>
        </text:list-item>
        <text:list-item>
          <text:p text:style-name="P38">Ensure the <text:span text:style-name="T1">TX Frequency</text:span> edit box is disabled.<text:tab/><text:tab/><text:tab/><text:tab/><text:tab/><text:tab/><text:tab/>_____<text:line-break/></text:p>
        </text:list-item>
        <text:list-item>
          <text:p text:style-name="P38"><text:soft-page-break/><text:span text:style-name="T73">Ensure the </text:span><text:span text:style-name="T4">background colour </text:span><text:span text:style-name="T73">of the </text:span><text:span text:style-name="T4">TX Frequency</text:span><text:span text:style-name="T73"> edit box is </text:span><text:span text:style-name="T4">yellow</text:span><text:span text:style-name="T73">.<text:tab/><text:tab/><text:tab/>_____ </text:span><text:line-break/></text:p>
        </text:list-item>
        <text:list-item>
          <text:p text:style-name="P45">Ensure the <text:span text:style-name="T1">Step</text:span> combo box contains the value <text:span text:style-name="T1">25</text:span>.<text:tab/><text:tab/><text:tab/><text:tab/><text:tab/><text:tab/>_____<text:line-break/><text:line-break/><text:line-break/><text:span text:style-name="T53">Tones Panel<text:line-break/></text:span></text:p>
        </text:list-item>
        <text:list-item>
          <text:p text:style-name="P45"><text:span text:style-name="T74">Ensure the </text:span><text:span text:style-name="T75">None</text:span><text:span text:style-name="T74"> radio button is selected.</text:span><text:span text:style-name="T60"><text:tab/><text:tab/><text:tab/><text:tab/><text:tab/><text:tab/><text:tab/>_____<text:line-break/></text:span></text:p>
        </text:list-item>
        <text:list-item>
          <text:p text:style-name="P39">Ensure the <text:span text:style-name="T1">None</text:span> radio button is enabled<text:tab/><text:tab/><text:tab/><text:tab/><text:tab/><text:tab/><text:tab/>_____<text:line-break/></text:p>
        </text:list-item>
        <text:list-item>
          <text:p text:style-name="P39">Ensure the <text:span text:style-name="T1">Tone</text:span> radio button is deselected.<text:tab/><text:tab/><text:tab/><text:tab/><text:tab/><text:tab/><text:tab/>_____<text:line-break/></text:p>
        </text:list-item>
        <text:list-item>
          <text:p text:style-name="P39">Ensure the <text:span text:style-name="T1">Tone</text:span> radio button is enabled<text:tab/><text:tab/><text:tab/><text:tab/><text:tab/><text:tab/><text:tab/>_____<text:line-break/></text:p>
        </text:list-item>
        <text:list-item>
          <text:p text:style-name="P39">Ensure the <text:span text:style-name="T1">Tone Frequency</text:span> drop-down list is disabled.<text:tab/><text:tab/><text:tab/><text:tab/><text:tab/><text:tab/>_____<text:line-break/></text:p>
        </text:list-item>
        <text:list-item>
          <text:p text:style-name="P39">Ensure the <text:span text:style-name="T1">Tone</text:span> <text:span text:style-name="T1">Frequency</text:span> drop-down list displays <text:span text:style-name="T1">67</text:span>.<text:tab/><text:tab/><text:tab/><text:tab/><text:tab/>_____<text:line-break/></text:p>
        </text:list-item>
        <text:list-item>
          <text:p text:style-name="P39">Ensure the <text:span text:style-name="T1">CTCSS</text:span> radio button is deselected.<text:tab/><text:tab/><text:tab/><text:tab/><text:tab/><text:tab/><text:tab/>_____<text:line-break/></text:p>
        </text:list-item>
        <text:list-item>
          <text:p text:style-name="P39">Ensure the <text:span text:style-name="T1">CTCSS</text:span> radio button is enabled.<text:tab/><text:tab/><text:tab/><text:tab/><text:tab/><text:tab/><text:tab/>_____<text:line-break/></text:p>
        </text:list-item>
        <text:list-item>
          <text:p text:style-name="P39">Ensure the <text:span text:style-name="T1">CTCSS Frequency</text:span> drop-down list is disabled.<text:tab/><text:tab/><text:tab/><text:tab/><text:tab/>_____<text:line-break/></text:p>
        </text:list-item>
        <text:list-item>
          <text:p text:style-name="P39">Ensure the <text:span text:style-name="T1">CTCSS</text:span> drop-down list displays <text:span text:style-name="T1">67</text:span>.<text:tab/><text:tab/><text:tab/><text:tab/><text:tab/><text:tab/><text:tab/>_____<text:line-break/></text:p>
        </text:list-item>
        <text:list-item>
          <text:p text:style-name="P39">Ensure the <text:span text:style-name="T1">DTSS</text:span> check box is deselected.<text:tab/><text:tab/><text:tab/><text:tab/><text:tab/><text:tab/><text:tab/>_____<text:line-break/></text:p>
        </text:list-item>
        <text:list-item>
          <text:p text:style-name="P53"><text:span text:style-name="T9">Ensure the </text:span><text:span text:style-name="T18">DTSS</text:span><text:span text:style-name="T9"> check box is enabled.<text:tab/><text:tab/><text:tab/><text:tab/><text:tab/><text:tab/><text:tab/><text:tab/>_____<text:line-break/></text:span></text:p>
        </text:list-item>
        <text:list-item>
          <text:p text:style-name="P10"><text:span text:style-name="T27">Ensue the </text:span><text:span text:style-name="T29">DTSS</text:span><text:span text:style-name="T27"> </text:span><text:span text:style-name="T29">Code</text:span><text:span text:style-name="T27"> edit box is blank.<text:tab/><text:tab/><text:tab/><text:tab/><text:tab/><text:tab/><text:tab/>_____<text:line-break/></text:span></text:p>
        </text:list-item>
        <text:list-item>
          <text:p text:style-name="P46"><text:span text:style-name="T60">Ensure the </text:span><text:span text:style-name="T62">DTSS Code</text:span><text:span text:style-name="T60"> edit box is disabled.<text:tab/><text:tab/><text:tab/><text:tab/><text:tab/><text:tab/><text:tab/>_____<text:line-break/></text:span></text:p>
          <text:p text:style-name="P46"><text:span text:style-name="T53"><text:line-break/>S</text:span><text:span text:style-name="T54">hift</text:span><text:span text:style-name="T53"> Panel<text:line-break/></text:span></text:p>
        </text:list-item>
        <text:list-item>
          <text:p text:style-name="P46"><text:span text:style-name="T74">Ensure the </text:span><text:span text:style-name="T75">Simplex</text:span><text:span text:style-name="T74"> radio button is selected.</text:span><text:span text:style-name="T60"><text:tab/><text:tab/><text:tab/><text:tab/><text:tab/><text:tab/><text:tab/>_____<text:line-break/></text:span></text:p>
        </text:list-item>
        <text:list-item>
          <text:p text:style-name="P40">Ensure the <text:span text:style-name="T1">Simplex</text:span> radio button is enabled.<text:tab/><text:tab/><text:tab/><text:tab/><text:tab/><text:tab/><text:tab/>_____<text:line-break/></text:p>
        </text:list-item>
        <text:list-item>
          <text:p text:style-name="P40">Ensure the <text:span text:style-name="T1">Plus</text:span> radio button is deselected.<text:tab/><text:tab/><text:tab/><text:tab/><text:tab/><text:tab/><text:tab/>_____<text:line-break/></text:p>
        </text:list-item>
        <text:list-item>
          <text:p text:style-name="P40"><text:soft-page-break/>Ensure the <text:span text:style-name="T1">Plus</text:span> radio button is enabled.<text:tab/><text:tab/><text:tab/><text:tab/><text:tab/><text:tab/><text:tab/>_____<text:line-break/></text:p>
        </text:list-item>
        <text:list-item>
          <text:p text:style-name="P40">Ensure the <text:span text:style-name="T1">Minus</text:span> radio button is deselected.<text:tab/><text:tab/><text:tab/><text:tab/><text:tab/><text:tab/><text:tab/>_____<text:line-break/></text:p>
        </text:list-item>
        <text:list-item>
          <text:p text:style-name="P40">Ensure the <text:span text:style-name="T1">Minus</text:span> radio button is enabled.<text:tab/><text:tab/><text:tab/><text:tab/><text:tab/><text:tab/><text:tab/>_____<text:line-break/></text:p>
        </text:list-item>
        <text:list-item>
          <text:p text:style-name="P40">Ensure the <text:span text:style-name="T1">Offset</text:span> edit box displays “<text:span text:style-name="T1">00.00</text:span>”.<text:tab/><text:tab/><text:tab/><text:tab/><text:tab/><text:tab/><text:tab/>_____<text:line-break/></text:p>
        </text:list-item>
        <text:list-item>
          <text:p text:style-name="P40">Ensure the <text:span text:style-name="T1">Offset</text:span> edit box is disabled.<text:tab/><text:tab/><text:tab/><text:tab/><text:tab/><text:tab/><text:tab/><text:tab/>_____</text:p>
          <text:p text:style-name="P47"><text:span text:style-name="T53"><text:line-break/></text:span><text:span text:style-name="T55">RF Power Panel</text:span><text:span text:style-name="T53"><text:line-break/></text:span></text:p>
        </text:list-item>
        <text:list-item>
          <text:p text:style-name="P41">Ensure the <text:span text:style-name="T1">RF Power</text:span> combo box displays <text:span text:style-name="T1">H</text:span>.<text:tab/><text:tab/><text:tab/><text:tab/><text:tab/><text:tab/><text:tab/>_____<text:line-break/></text:p>
        </text:list-item>
        <text:list-item>
          <text:p text:style-name="P47"><text:span text:style-name="T60">Ensure the </text:span><text:span text:style-name="T62">RF Power</text:span><text:span text:style-name="T60"> combo box box is enabled.<text:tab/><text:tab/><text:tab/><text:tab/><text:tab/><text:tab/>_____<text:line-break/><text:line-break/><text:line-break/></text:span><text:span text:style-name="T57">Data Entry Form</text:span><text:span text:style-name="T53"><text:line-break/></text:span></text:p>
        </text:list-item>
        <text:list-item>
          <text:p text:style-name="P36">Ensure the <text:span text:style-name="T1">Scan</text:span> check box is <text:span text:style-name="T1">cleared</text:span>.<text:tab/><text:tab/><text:tab/><text:tab/><text:tab/><text:tab/><text:tab/><text:tab/>_____<text:line-break/></text:p>
        </text:list-item>
        <text:list-item>
          <text:p text:style-name="P36">Ensure the <text:span text:style-name="T1">Scan</text:span> check box is enabled.<text:tab/><text:tab/><text:tab/><text:tab/><text:tab/><text:tab/><text:tab/><text:tab/>_____<text:line-break/></text:p>
        </text:list-item>
        <text:list-item>
          <text:p text:style-name="P36">Ensure the <text:span text:style-name="T1">Memory Name</text:span> edit box is blank.<text:tab/><text:tab/><text:tab/><text:tab/><text:tab/><text:tab/><text:tab/>_____<text:line-break/></text:p>
        </text:list-item>
        <text:list-item>
          <text:p text:style-name="P36">Ensure the <text:span text:style-name="T1">Memory Name</text:span> edit box is enabled.<text:tab/><text:tab/><text:tab/><text:tab/><text:tab/><text:tab/><text:tab/>_____<text:line-break/></text:p>
        </text:list-item>
        <text:list-item>
          <text:p text:style-name="P36">Ensure the <text:span text:style-name="T1">Comments</text:span> edit box is blank.<text:tab/><text:tab/><text:tab/><text:tab/><text:tab/><text:tab/><text:tab/>_____<text:line-break/></text:p>
        </text:list-item>
        <text:list-item>
          <text:p text:style-name="P50"><text:span text:style-name="T9">Ensure the </text:span><text:span text:style-name="T18">Comments</text:span><text:span text:style-name="T9"> edit box is enabled.<text:tab/><text:tab/><text:tab/><text:tab/><text:tab/><text:tab/><text:tab/>_____<text:line-break/><text:line-break/></text:span><text:span text:style-name="T1"> </text:span><text:span text:style-name="T9"><text:line-break/></text:span><text:span text:style-name="T40">Action Buttons</text:span><text:span text:style-name="T1"><text:line-break/></text:span></text:p>
        </text:list-item>
        <text:list-item>
          <text:p text:style-name="P36">Ensure the <text:span text:style-name="T1">Save</text:span> button is disabled.<text:tab/><text:tab/><text:tab/><text:tab/><text:tab/><text:tab/><text:tab/><text:tab/>_____<text:line-break/></text:p>
        </text:list-item>
        <text:list-item>
          <text:p text:style-name="P36">Ensure the <text:span text:style-name="T1">Clear</text:span> button Is enabled.<text:tab/><text:tab/><text:tab/><text:tab/><text:tab/><text:tab/><text:tab/><text:tab/>_____<text:line-break/></text:p>
        </text:list-item>
        <text:list-item>
          <text:p text:style-name="P36">Ensure the <text:span text:style-name="T1">Reset</text:span> button is disabled.<text:tab/><text:tab/><text:tab/><text:tab/><text:tab/><text:tab/><text:tab/><text:tab/>_____<text:line-break/></text:p>
        </text:list-item>
        <text:list-item>
          <text:p text:style-name="P54"><text:span text:style-name="T9">Ensure the </text:span><text:span text:style-name="T18">Cancel</text:span><text:span text:style-name="T9"> button is enabled.<text:tab/><text:tab/><text:tab/><text:tab/><text:tab/><text:tab/><text:tab/><text:tab/>_____<text:line-break/><text:line-break/><text:line-break/><text:line-break/></text:span></text:p>
          <text:p text:style-name="P54"><text:soft-page-break/><text:span text:style-name="T42">INITIAL </text:span><text:span text:style-name="T43">FUNCTIONALITY</text:span><text:span text:style-name="T9"><text:line-break/><text:line-break/></text:span><text:span text:style-name="T35">Band Panel</text:span><text:span text:style-name="T34"><text:line-break/></text:span></text:p>
        </text:list-item>
        <text:list-item>
          <text:p text:style-name="P42">Select the <text:span text:style-name="T5">V</text:span><text:span text:style-name="T1">HF</text:span> Radio button.<text:line-break/></text:p>
        </text:list-item>
        <text:list-item>
          <text:p text:style-name="P42">Ensure the <text:span text:style-name="T5">U</text:span><text:span text:style-name="T1">HF</text:span> Radio button is de-selected.<text:tab/><text:tab/><text:tab/><text:tab/><text:tab/><text:tab/><text:tab/>_____<text:line-break/></text:p>
        </text:list-item>
        <text:list-item>
          <text:p text:style-name="P42">Ensure nothing else is changed.<text:tab/><text:tab/><text:tab/><text:tab/><text:tab/><text:tab/><text:tab/><text:tab/>_____<text:line-break/></text:p>
        </text:list-item>
        <text:list-item>
          <text:p text:style-name="P42">Select the <text:span text:style-name="T5">U</text:span><text:span text:style-name="T1">HF</text:span> Radio button.<text:line-break/></text:p>
        </text:list-item>
        <text:list-item>
          <text:p text:style-name="P42">Ensure the <text:span text:style-name="T5">V</text:span><text:span text:style-name="T1">HF</text:span> Radio button is de-selected.<text:tab/><text:tab/><text:tab/><text:tab/><text:tab/><text:tab/><text:tab/>_____<text:line-break/></text:p>
        </text:list-item>
        <text:list-item>
          <text:p text:style-name="P55"><text:span text:style-name="T9">Ensure nothing else is changed.<text:tab/><text:tab/><text:tab/><text:tab/><text:tab/><text:tab/><text:tab/><text:tab/>_____<text:line-break/><text:line-break/><text:line-break/></text:span><text:span text:style-name="T36">Frequency Panel</text:span><text:span text:style-name="T9"><text:line-break/></text:span></text:p>
        </text:list-item>
        <text:list-item>
          <text:p text:style-name="P55"><text:span text:style-name="T11">Select the </text:span><text:span text:style-name="T20">Step</text:span><text:span text:style-name="T11"> combo box down-arrow.<text:line-break/></text:span></text:p>
        </text:list-item>
        <text:list-item>
          <text:p text:style-name="P56"><text:span text:style-name="T11">Ensure the following list is displayed:<text:line-break/><text:line-break/></text:span><text:span text:style-name="T20">5</text:span><text:span text:style-name="T11"><text:tab/><text:tab/><text:tab/><text:tab/><text:tab/><text:tab/><text:tab/><text:tab/><text:tab/><text:tab/><text:tab/><text:tab/>_____<text:line-break/></text:span><text:span text:style-name="T20">6.25</text:span><text:span text:style-name="T11"><text:tab/><text:tab/><text:tab/><text:tab/><text:tab/><text:tab/><text:tab/><text:tab/><text:tab/><text:tab/><text:tab/><text:tab/>_____<text:line-break/></text:span><text:span text:style-name="T20">10</text:span><text:span text:style-name="T11"><text:tab/><text:tab/><text:tab/><text:tab/><text:tab/><text:tab/><text:tab/><text:tab/><text:tab/><text:tab/><text:tab/><text:tab/>_____<text:line-break/></text:span><text:span text:style-name="T20">12.5</text:span><text:span text:style-name="T11"><text:tab/><text:tab/><text:tab/><text:tab/><text:tab/><text:tab/><text:tab/><text:tab/><text:tab/><text:tab/><text:tab/><text:tab/>_____<text:line-break/></text:span><text:span text:style-name="T20">15</text:span><text:span text:style-name="T11"><text:tab/><text:tab/><text:tab/><text:tab/><text:tab/><text:tab/><text:tab/><text:tab/><text:tab/><text:tab/><text:tab/><text:tab/>_____<text:line-break/></text:span><text:span text:style-name="T20">20</text:span><text:span text:style-name="T11"><text:tab/><text:tab/><text:tab/><text:tab/><text:tab/><text:tab/><text:tab/><text:tab/><text:tab/><text:tab/><text:tab/><text:tab/>_____<text:line-break/></text:span><text:span text:style-name="T20">25</text:span><text:span text:style-name="T11"><text:tab/><text:tab/><text:tab/><text:tab/><text:tab/><text:tab/><text:tab/><text:tab/><text:tab/><text:tab/><text:tab/><text:tab/>_____<text:line-break/></text:span><text:span text:style-name="T20">30</text:span><text:span text:style-name="T11"><text:tab/><text:tab/><text:tab/><text:tab/><text:tab/><text:tab/><text:tab/><text:tab/><text:tab/><text:tab/><text:tab/><text:tab/>_____<text:line-break/></text:span><text:span text:style-name="T20">50</text:span><text:span text:style-name="T11"><text:tab/><text:tab/><text:tab/><text:tab/><text:tab/><text:tab/><text:tab/><text:tab/><text:tab/><text:tab/><text:tab/><text:tab/>_____</text:span><text:span text:style-name="T9"><text:line-break/><text:line-break/><text:line-break/></text:span><text:span text:style-name="T35">Tones Panel</text:span><text:span text:style-name="T9"><text:line-break/></text:span></text:p>
        </text:list-item>
        <text:list-item>
          <text:p text:style-name="P59"><text:span text:style-name="T32">Select the </text:span><text:span text:style-name="T33">Tone</text:span><text:span text:style-name="T32"> radio button.<text:line-break/></text:span></text:p>
        </text:list-item>
        <text:list-item>
          <text:p text:style-name="P59"><text:span text:style-name="T32">Ensure the </text:span><text:span text:style-name="T33">None</text:span><text:span text:style-name="T32"> Radio button is deselected.<text:tab/><text:tab/><text:tab/><text:tab/><text:tab/><text:tab/><text:tab/>_____<text:line-break/></text:span></text:p>
        </text:list-item>
        <text:list-item>
          <text:p text:style-name="P59"><text:span text:style-name="T32">Ensure the </text:span><text:span text:style-name="T33">Tone</text:span><text:span text:style-name="T32"> Drop-Down list box is enabled.<text:tab/><text:tab/><text:tab/><text:tab/><text:tab/><text:tab/>_____<text:line-break/></text:span></text:p>
        </text:list-item>
        <text:list-item>
          <text:p text:style-name="P59"><text:span text:style-name="T32">Select the </text:span><text:span text:style-name="T33">Tone</text:span><text:span text:style-name="T32"> Drop-Down list.<text:line-break/></text:span></text:p>
        </text:list-item>
        <text:list-item>
          <text:p text:style-name="P59"><text:span text:style-name="T32">Ensure the list displayed is from </text:span><text:span text:style-name="T33">67</text:span><text:span text:style-name="T32"> to </text:span><text:span text:style-name="T33">250.3</text:span><text:span text:style-name="T32">.<text:tab/><text:tab/><text:tab/><text:tab/><text:tab/><text:tab/><text:tab/>_____<text:line-break/></text:span></text:p>
        </text:list-item>
        <text:list-item>
          <text:p text:style-name="P43">Close the list.<text:line-break/><text:soft-page-break/></text:p>
        </text:list-item>
        <text:list-item>
          <text:p text:style-name="P59"><text:span text:style-name="T32">Ensure the </text:span><text:span text:style-name="T33">CTCSS</text:span><text:span text:style-name="T32"> Radio button is de-selected.<text:tab/><text:tab/><text:tab/><text:tab/><text:tab/><text:tab/><text:tab/>_____<text:line-break/></text:span></text:p>
        </text:list-item>
        <text:list-item>
          <text:p text:style-name="P59"><text:span text:style-name="T32">Ensure the </text:span><text:span text:style-name="T33">CTCSS</text:span><text:span text:style-name="T32"> Drop-Down list is disabled.<text:tab/><text:tab/><text:tab/><text:tab/><text:tab/><text:tab/><text:tab/>_____<text:line-break/></text:span></text:p>
        </text:list-item>
        <text:list-item>
          <text:p text:style-name="P59"><text:span text:style-name="T32">Select the </text:span><text:span text:style-name="T33">CTCSS</text:span><text:span text:style-name="T32"> Radio button.<text:line-break/></text:span></text:p>
        </text:list-item>
        <text:list-item>
          <text:p text:style-name="P59"><text:span text:style-name="T32">Ensure the </text:span><text:span text:style-name="T33">None</text:span><text:span text:style-name="T32"> Radio button is deselected.<text:tab/><text:tab/><text:tab/><text:tab/><text:tab/><text:tab/><text:tab/>_____<text:line-break/></text:span></text:p>
        </text:list-item>
        <text:list-item>
          <text:p text:style-name="P59"><text:span text:style-name="T32">Ensure the </text:span><text:span text:style-name="T33">Tone</text:span><text:span text:style-name="T32"> Radio button is de-selected.<text:tab/><text:tab/><text:tab/><text:tab/><text:tab/><text:tab/><text:tab/>_____<text:line-break/></text:span></text:p>
        </text:list-item>
        <text:list-item>
          <text:p text:style-name="P59"><text:span text:style-name="T32">Ensure the </text:span><text:span text:style-name="T33">Tone</text:span><text:span text:style-name="T32"> Drop-Down list box is disabled.<text:tab/><text:tab/><text:tab/><text:tab/><text:tab/><text:tab/>_____<text:line-break/></text:span></text:p>
        </text:list-item>
        <text:list-item>
          <text:p text:style-name="P59"><text:span text:style-name="T32">Ensure the </text:span><text:span text:style-name="T33">CTCSS</text:span><text:span text:style-name="T32"> Drop-Down list is enabled.<text:tab/><text:tab/><text:tab/><text:tab/><text:tab/><text:tab/><text:tab/>_____<text:line-break/><text:line-break/></text:span></text:p>
        </text:list-item>
        <text:list-item>
          <text:p text:style-name="P59"><text:span text:style-name="T32">Select the </text:span><text:span text:style-name="T33">CTCSS</text:span><text:span text:style-name="T32"> Drop-Down list.<text:line-break/></text:span></text:p>
        </text:list-item>
        <text:list-item>
          <text:p text:style-name="P59"><text:span text:style-name="T32">Ensure the list displayed is from </text:span><text:span text:style-name="T33">67</text:span><text:span text:style-name="T32"> to </text:span><text:span text:style-name="T33">250.3.</text:span><text:span text:style-name="T32"><text:tab/><text:tab/><text:tab/><text:tab/><text:tab/><text:tab/><text:tab/>_____<text:line-break/></text:span></text:p>
        </text:list-item>
        <text:list-item>
          <text:p text:style-name="P43">Close the list.<text:line-break/></text:p>
        </text:list-item>
        <text:list-item>
          <text:p text:style-name="P59"><text:span text:style-name="T32">Select the </text:span><text:span text:style-name="T33">None</text:span><text:span text:style-name="T32"> Radio button.<text:line-break/></text:span></text:p>
        </text:list-item>
        <text:list-item>
          <text:p text:style-name="P59"><text:span text:style-name="T32">Ensure the </text:span><text:span text:style-name="T33">Tone</text:span><text:span text:style-name="T32"> Radio button is deselected.<text:tab/><text:tab/><text:tab/><text:tab/><text:tab/><text:tab/><text:tab/>_____<text:line-break/></text:span></text:p>
        </text:list-item>
        <text:list-item>
          <text:p text:style-name="P59"><text:span text:style-name="T32">Ensure the </text:span><text:span text:style-name="T33">Tone</text:span><text:span text:style-name="T32"> Drop-Down list box is disabled.<text:tab/><text:tab/><text:tab/><text:tab/><text:tab/><text:tab/>_____<text:line-break/></text:span></text:p>
        </text:list-item>
        <text:list-item>
          <text:p text:style-name="P59"><text:span text:style-name="T32">Ensure the </text:span><text:span text:style-name="T33">CTCSS</text:span><text:span text:style-name="T32"> Radio button is de-selected.<text:tab/><text:tab/><text:tab/><text:tab/><text:tab/><text:tab/><text:tab/>_____<text:line-break/><text:tab/><text:tab/></text:span></text:p>
        </text:list-item>
        <text:list-item>
          <text:p text:style-name="P59"><text:span text:style-name="T32">Ensure the </text:span><text:span text:style-name="T33">CTCSS</text:span><text:span text:style-name="T32"> Drop-Down list is disabled.<text:tab/><text:tab/><text:tab/><text:tab/><text:tab/><text:tab/><text:tab/>_____<text:line-break/></text:span></text:p>
        </text:list-item>
        <text:list-item>
          <text:p text:style-name="P43">Select the <text:span text:style-name="T1">DTSS</text:span> Check box.<text:line-break/></text:p>
        </text:list-item>
        <text:list-item>
          <text:p text:style-name="P43">Ensure the <text:span text:style-name="T1">DTSS</text:span> edit box is enabled.<text:tab/><text:tab/><text:tab/><text:tab/><text:tab/><text:tab/><text:tab/><text:tab/>_____<text:line-break/></text:p>
        </text:list-item>
        <text:list-item>
          <text:p text:style-name="P43">Ensure the cursor is in the centre of the <text:span text:style-name="T6">DTSS</text:span><text:span text:style-name="T77"> </text:span>edit box.<text:tab/><text:tab/><text:tab/><text:tab/><text:tab/><text:tab/>_____<text:line-break/></text:p>
        </text:list-item>
        <text:list-item>
          <text:p text:style-name="P43">Deselect the <text:span text:style-name="T1">DTSS</text:span> check box.<text:line-break/></text:p>
        </text:list-item>
        <text:list-item>
          <text:p text:style-name="P44">Ensure the <text:span text:style-name="T1">DTSS</text:span> edit box is disabled.<text:tab/><text:tab/><text:tab/><text:tab/><text:tab/><text:tab/><text:tab/><text:tab/>_____<text:line-break/><text:line-break/><text:line-break/><text:line-break/><text:line-break/><text:line-break/><text:soft-page-break/><text:line-break/><text:span text:style-name="T56">Shift</text:span><text:span text:style-name="T51"> Panel</text:span><text:span text:style-name="T76"><text:line-break/></text:span></text:p>
        </text:list-item>
        <text:list-item>
          <text:p text:style-name="P60"><text:span text:style-name="T32">Select the </text:span><text:span text:style-name="T33">Plus</text:span><text:span text:style-name="T32"> Radio button.<text:line-break/></text:span></text:p>
        </text:list-item>
        <text:list-item>
          <text:p text:style-name="P60"><text:span text:style-name="T32">Ensure the </text:span><text:span text:style-name="T33">Simplex</text:span><text:span text:style-name="T32"> Radio button is de-selected.<text:tab/><text:tab/><text:tab/><text:tab/><text:tab/><text:tab/>_____<text:line-break/></text:span></text:p>
        </text:list-item>
        <text:list-item>
          <text:p text:style-name="P60"><text:span text:style-name="T32">Ensure the </text:span><text:span text:style-name="T33">Minus</text:span><text:span text:style-name="T32"> Radio button is de-selected.<text:tab/><text:tab/><text:tab/><text:tab/><text:tab/><text:tab/><text:tab/>_____<text:line-break/></text:span></text:p>
        </text:list-item>
        <text:list-item>
          <text:p text:style-name="P60"><text:span text:style-name="T32">Ensure the </text:span><text:span text:style-name="T33">Offset</text:span><text:span text:style-name="T32"> Textbox displays </text:span><text:span text:style-name="T33">00.60</text:span><text:span text:style-name="T32"><text:tab/><text:tab/><text:tab/><text:tab/><text:tab/><text:tab/><text:tab/>_____<text:line-break/></text:span></text:p>
        </text:list-item>
        <text:list-item>
          <text:p text:style-name="P60"><text:span text:style-name="T32">Select the </text:span><text:span text:style-name="T33">Minus</text:span><text:span text:style-name="T32"> Radio button.<text:line-break/></text:span></text:p>
        </text:list-item>
        <text:list-item>
          <text:p text:style-name="P60"><text:span text:style-name="T32">Ensure the </text:span><text:span text:style-name="T33">Simplex</text:span><text:span text:style-name="T32"> Radio button is de-selected.<text:tab/><text:tab/><text:tab/><text:tab/><text:tab/><text:tab/>_____<text:line-break/></text:span></text:p>
        </text:list-item>
        <text:list-item>
          <text:p text:style-name="P60"><text:span text:style-name="T32">Ensure the </text:span><text:span text:style-name="T33">Plus</text:span><text:span text:style-name="T32"> Radio button is de-selected.<text:tab/><text:tab/><text:tab/><text:tab/><text:tab/><text:tab/><text:tab/>_____<text:line-break/></text:span></text:p>
        </text:list-item>
        <text:list-item>
          <text:p text:style-name="P60"><text:span text:style-name="T32">Ensure the </text:span><text:span text:style-name="T33">Offset</text:span><text:span text:style-name="T32"> Textbox displays </text:span><text:span text:style-name="T33">00.60</text:span><text:span text:style-name="T32">.<text:tab/><text:tab/><text:tab/><text:tab/><text:tab/><text:tab/><text:tab/>_____<text:line-break/></text:span></text:p>
        </text:list-item>
        <text:list-item>
          <text:p text:style-name="P60"><text:span text:style-name="T32">Select the </text:span><text:span text:style-name="T33">Simplex</text:span><text:span text:style-name="T32"> Radio button.<text:line-break/></text:span></text:p>
        </text:list-item>
        <text:list-item>
          <text:p text:style-name="P60"><text:span text:style-name="T32">Ensure the </text:span><text:span text:style-name="T33">Plus</text:span><text:span text:style-name="T32"> Radio button is de-selected.<text:tab/><text:tab/><text:tab/><text:tab/><text:tab/><text:tab/><text:tab/>_____<text:line-break/></text:span></text:p>
        </text:list-item>
        <text:list-item>
          <text:p text:style-name="P60"><text:span text:style-name="T32">Ensure the </text:span><text:span text:style-name="T33">Minus</text:span><text:span text:style-name="T32"> Radio button is de-selected.<text:tab/><text:tab/><text:tab/><text:tab/><text:tab/><text:tab/><text:tab/>_____<text:line-break/></text:span></text:p>
        </text:list-item>
        <text:list-item>
          <text:p text:style-name="P60"><text:span text:style-name="T32">Ensure the </text:span><text:span text:style-name="T33">Offset</text:span><text:span text:style-name="T32"> Textbox displays </text:span><text:span text:style-name="T33">00.00</text:span><text:span text:style-name="T32">.<text:tab/><text:tab/><text:tab/><text:tab/><text:tab/><text:tab/><text:tab/>_____<text:line-break/></text:span></text:p>
        </text:list-item>
        <text:list-item>
          <text:p text:style-name="P44">Select the <text:span text:style-name="T1">UHF</text:span> Radio button.<text:line-break/></text:p>
        </text:list-item>
        <text:list-item>
          <text:p text:style-name="P60"><text:span text:style-name="T32">Select the </text:span><text:span text:style-name="T33">Plus</text:span><text:span text:style-name="T32"> Radio button.<text:line-break/></text:span></text:p>
        </text:list-item>
        <text:list-item>
          <text:p text:style-name="P60"><text:span text:style-name="T32">Ensure the </text:span><text:span text:style-name="T33">Offset</text:span><text:span text:style-name="T32"> Textbox displays </text:span><text:span text:style-name="T33">05.00</text:span><text:span text:style-name="T32"><text:tab/><text:tab/><text:tab/><text:tab/><text:tab/><text:tab/><text:tab/>_____<text:line-break/></text:span></text:p>
        </text:list-item>
        <text:list-item>
          <text:p text:style-name="P60"><text:span text:style-name="T32">Select the </text:span><text:span text:style-name="T33">Minus</text:span><text:span text:style-name="T32"> Radio button.<text:line-break/></text:span></text:p>
        </text:list-item>
        <text:list-item>
          <text:p text:style-name="P60"><text:span text:style-name="T32">Ensure the </text:span><text:span text:style-name="T33">Offset</text:span><text:span text:style-name="T32"> Textbox displays </text:span><text:span text:style-name="T33">05.00</text:span><text:span text:style-name="T32">.<text:tab/><text:tab/><text:tab/><text:tab/><text:tab/><text:tab/><text:tab/>_____<text:line-break/></text:span></text:p>
        </text:list-item>
        <text:list-item>
          <text:p text:style-name="P60"><text:span text:style-name="T32">Select the </text:span><text:span text:style-name="T33">Simplex</text:span><text:span text:style-name="T32"> Radio button.<text:line-break/></text:span></text:p>
        </text:list-item>
        <text:list-item>
          <text:p text:style-name="P60"><text:span text:style-name="T32">Ensure the </text:span><text:span text:style-name="T33">Offset</text:span><text:span text:style-name="T32"> Textbox displays </text:span><text:span text:style-name="T33">00.00</text:span><text:span text:style-name="T32">.<text:tab/><text:tab/><text:tab/><text:tab/><text:tab/><text:tab/><text:tab/>_____<text:line-break/></text:span></text:p>
        </text:list-item>
        <text:list-item>
          <text:p text:style-name="P60"><text:span text:style-name="T32">Select the </text:span><text:span text:style-name="T33">VHF</text:span><text:span text:style-name="T32"> Radio button.<text:line-break/><text:line-break/><text:line-break/><text:line-break/></text:span><text:soft-page-break/><text:span text:style-name="T37">RF Power Panel<text:line-break/></text:span></text:p>
        </text:list-item>
        <text:list-item>
          <text:p text:style-name="P61"><text:span text:style-name="T32">Select the </text:span><text:span text:style-name="T33">RF Power</text:span><text:span text:style-name="T32"> Dop-Down list.<text:line-break/></text:span></text:p>
        </text:list-item>
        <text:list-item>
          <text:p text:style-name="P61"><text:span text:style-name="T32">Ensure that the list contains </text:span><text:span text:style-name="T33">L</text:span><text:span text:style-name="T32">, </text:span><text:span text:style-name="T33">M</text:span><text:span text:style-name="T32"> and </text:span><text:span text:style-name="T33">H</text:span><text:span text:style-name="T32">.<text:tab/><text:tab/><text:tab/><text:tab/><text:tab/><text:tab/><text:tab/>_____<text:line-break/></text:span></text:p>
        </text:list-item>
        <text:list-item>
          <text:p text:style-name="P57"><text:span text:style-name="T9">Ensure that </text:span><text:span text:style-name="T18">H</text:span><text:span text:style-name="T9"> is highlighted.<text:tab/><text:tab/><text:tab/><text:tab/><text:tab/><text:tab/><text:tab/><text:tab/><text:tab/>_____<text:line-break/></text:span></text:p>
        </text:list-item>
        <text:list-item>
          <text:p text:style-name="P57"><text:span text:style-name="T31"><text:s/>Close the list.<text:line-break/><text:line-break/></text:span><text:span text:style-name="T9"><text:line-break/></text:span><text:span text:style-name="T38">Data Entry Form</text:span><text:span text:style-name="T9"><text:line-break/></text:span></text:p>
        </text:list-item>
        <text:list-item>
          <text:p text:style-name="P58"><text:span text:style-name="T32">Select the </text:span><text:span text:style-name="T33">Scan</text:span><text:span text:style-name="T32"> check box.<text:line-break/></text:span></text:p>
        </text:list-item>
        <text:list-item>
          <text:p text:style-name="P36">Ensure there are no other changes.<text:tab/><text:tab/><text:tab/><text:tab/><text:tab/><text:tab/><text:tab/><text:tab/>_____<text:line-break/></text:p>
        </text:list-item>
        <text:list-item>
          <text:p text:style-name="P58"><text:span text:style-name="T32">Deselect the </text:span><text:span text:style-name="T33">Scan</text:span><text:span text:style-name="T32"> Radio button.<text:line-break/></text:span></text:p>
        </text:list-item>
        <text:list-item>
          <text:p text:style-name="P36">Ensure there are no other changes.<text:tab/><text:tab/><text:tab/><text:tab/><text:tab/><text:tab/><text:tab/><text:tab/>_____<text:line-break/><text:line-break/></text:p>
        </text:list-item>
      </text:list>
      <text:p text:style-name="P5"><text:span text:style-name="T45"><text:tab/></text:span><text:span text:style-name="T44">Field Validation</text:span><text:span text:style-name="T9"><text:line-break/></text:span></text:p>
      <text:p text:style-name="P7"><text:span text:style-name="T59">RX Frequency </text:span><text:span text:style-name="T61">&amp; TX Frequency</text:span><text:line-break/></text:p>
      <text:list xml:id="list3797849843137124021" text:style-name="L2">
        <text:list-item>
          <text:p text:style-name="P29"><text:span text:style-name="T12">Ensure the </text:span><text:span text:style-name="T21">UHF</text:span><text:span text:style-name="T12"> radio button is selected.<text:tab/><text:tab/><text:tab/><text:tab/><text:tab/><text:tab/><text:tab/>_____<text:line-break/></text:span></text:p>
        </text:list-item>
        <text:list-item>
          <text:p text:style-name="P33"><text:span text:style-name="T12">Ensure the </text:span><text:span text:style-name="T21">Simplex</text:span><text:span text:style-name="T12"> radio button is selected.<text:tab/><text:tab/><text:tab/><text:tab/><text:tab/><text:tab/><text:tab/>_____<text:line-break/></text:span></text:p>
        </text:list-item>
        <text:list-item>
          <text:p text:style-name="P33"><text:span text:style-name="T16">Ensure the </text:span><text:span text:style-name="T24">Step</text:span><text:span text:style-name="T16"> frequency </text:span><text:span text:style-name="T24">25 kHz</text:span><text:span text:style-name="T16"> is selected.<text:tab/><text:tab/><text:tab/><text:tab/><text:tab/><text:tab/><text:tab/>_____</text:span><text:span text:style-name="T9"><text:line-break/></text:span></text:p>
        </text:list-item>
        <text:list-item>
          <text:p text:style-name="P29"><text:span text:style-name="T9">Select the </text:span><text:span text:style-name="T18">RX Frequency</text:span><text:span text:style-name="T9"> edit box.<text:line-break/></text:span></text:p>
        </text:list-item>
        <text:list-item>
          <text:p text:style-name="P18">Ensure you cannot enter the following characters:<text:line-break/><text:line-break/>/<text:tab/><text:tab/><text:tab/><text:tab/><text:tab/><text:tab/><text:tab/><text:tab/><text:tab/><text:tab/><text:tab/><text:tab/>_____<text:line-break/>:<text:tab/><text:tab/><text:tab/><text:tab/><text:tab/><text:tab/><text:tab/><text:tab/><text:tab/><text:tab/><text:tab/><text:tab/>_____<text:line-break/>.<text:tab/><text:tab/><text:tab/><text:tab/><text:tab/><text:tab/><text:tab/><text:tab/><text:tab/><text:tab/><text:tab/><text:tab/>_____<text:line-break/></text:p>
        </text:list-item>
        <text:list-item>
          <text:p text:style-name="P28"><text:span text:style-name="T9">Ensure you can enter the following characters<text:line-break/><text:line-break/></text:span><text:span text:style-name="T18">0</text:span><text:span text:style-name="T9"><text:tab/><text:tab/><text:tab/><text:tab/><text:tab/><text:tab/><text:tab/><text:tab/><text:tab/><text:tab/><text:tab/><text:tab/>_____<text:line-break/></text:span><text:span text:style-name="T18">9</text:span><text:span text:style-name="T9"><text:tab/><text:tab/><text:tab/><text:tab/><text:tab/><text:tab/><text:tab/><text:tab/><text:tab/><text:tab/><text:tab/><text:tab/>_____<text:line-break/></text:span><text:span text:style-name="T18">&lt;BS&gt;</text:span><text:span text:style-name="T9"><text:tab/><text:tab/><text:tab/><text:tab/><text:tab/><text:tab/><text:tab/><text:tab/><text:tab/><text:tab/><text:tab/><text:tab/>_____<text:line-break/></text:span><text:soft-page-break/></text:p>
        </text:list-item>
        <text:list-item>
          <text:p text:style-name="P28"><text:span text:style-name="T9">Delete all characters and enter </text:span><text:span text:style-name="T21">4</text:span><text:span text:style-name="T9">.<text:line-break/></text:span></text:p>
        </text:list-item>
        <text:list-item>
          <text:p text:style-name="P18">Select the <text:span text:style-name="T1">None</text:span> radio button.<text:line-break/></text:p>
        </text:list-item>
        <text:list-item>
          <text:p text:style-name="P18">Ensure the <text:span text:style-name="T1">RX Frequency</text:span> error icon is displayed.<text:tab/><text:tab/><text:tab/><text:tab/><text:tab/><text:tab/>_____<text:line-break/></text:p>
        </text:list-item>
        <text:list-item>
          <text:p text:style-name="P14"><text:span text:style-name="T48">Place the cursor over the error icon and ensure that the </text:span><text:span text:style-name="T64">cstrInvalid_</text:span><text:span text:style-name="T65">U</text:span><text:span text:style-name="T64">HF_Frequency</text:span><text:span text:style-name="T63"><text:line-break/></text:span><text:span text:style-name="T48">error message is displayed.<text:tab/><text:tab/><text:tab/><text:tab/><text:tab/><text:tab/><text:tab/><text:tab/><text:tab/>_____<text:line-break/></text:span></text:p>
        </text:list-item>
        <text:list-item>
          <text:p text:style-name="P22">Dismiss the error message.<text:line-break/></text:p>
        </text:list-item>
        <text:list-item>
          <text:p text:style-name="P15"><text:span text:style-name="T48">Ensure the </text:span><text:span text:style-name="T47">TX Frequency</text:span><text:span text:style-name="T48"> field is blank.<text:tab/><text:tab/><text:tab/><text:tab/><text:tab/><text:tab/><text:tab/>_____<text:line-break/></text:span></text:p>
        </text:list-item>
        <text:list-item>
          <text:p text:style-name="P18">Enter <text:span text:style-name="T78">4</text:span><text:span text:style-name="T1">4</text:span> into the edit box.<text:line-break/></text:p>
        </text:list-item>
        <text:list-item>
          <text:p text:style-name="P18">Select the <text:span text:style-name="T1">None</text:span> radio button.<text:line-break/></text:p>
        </text:list-item>
        <text:list-item>
          <text:p text:style-name="P18">Ensure the <text:span text:style-name="T1">RX Frequency</text:span> error icon is displayed.<text:line-break/></text:p>
        </text:list-item>
        <text:list-item>
          <text:p text:style-name="P14"><text:span text:style-name="T48">Place the cursor over the error icon and ensure that the </text:span><text:span text:style-name="T63">c</text:span><text:span text:style-name="T64">strInvalid_</text:span><text:span text:style-name="T65">U</text:span><text:span text:style-name="T64">HF_Frequency<text:line-break/></text:span><text:span text:style-name="T48">error message is displayed.<text:tab/><text:tab/><text:tab/><text:tab/><text:tab/><text:tab/><text:tab/><text:tab/><text:tab/>_____<text:line-break/></text:span></text:p>
        </text:list-item>
        <text:list-item>
          <text:p text:style-name="P22">Dismiss the error message.<text:line-break/></text:p>
        </text:list-item>
        <text:list-item>
          <text:p text:style-name="P15"><text:span text:style-name="T48">Ensure the </text:span><text:span text:style-name="T47">TX Frequency</text:span><text:span text:style-name="T48"> field is blank.<text:tab/><text:tab/><text:tab/><text:tab/><text:tab/><text:tab/><text:tab/>_____<text:line-break/></text:span></text:p>
        </text:list-item>
        <text:list-item>
          <text:p text:style-name="P18">Enter <text:span text:style-name="T7">4</text:span><text:span text:style-name="T1">46</text:span> into the edit box.<text:line-break/></text:p>
        </text:list-item>
        <text:list-item>
          <text:p text:style-name="P18">Select the <text:span text:style-name="T1">None</text:span> radio button.<text:line-break/></text:p>
        </text:list-item>
        <text:list-item>
          <text:p text:style-name="P18">Ensure the <text:span text:style-name="T1">RX Frequency</text:span> error icon is displayed.<text:line-break/></text:p>
        </text:list-item>
        <text:list-item>
          <text:p text:style-name="P14"><text:span text:style-name="T48">Place the cursor over the error icon and ensure that the </text:span><text:span text:style-name="T66">c</text:span><text:span text:style-name="T68">strInvalid_</text:span><text:span text:style-name="T69">U</text:span><text:span text:style-name="T68">HF_Frequency<text:line-break/></text:span><text:span text:style-name="T48">error message is displayed.<text:tab/><text:tab/><text:tab/><text:tab/><text:tab/><text:tab/><text:tab/><text:tab/><text:tab/>_____<text:line-break/></text:span></text:p>
        </text:list-item>
        <text:list-item>
          <text:p text:style-name="P22">Dismiss the error message.<text:line-break/></text:p>
        </text:list-item>
        <text:list-item>
          <text:p text:style-name="P15"><text:span text:style-name="T48">Ensure the </text:span><text:span text:style-name="T47">TX Frequency</text:span><text:span text:style-name="T48"> field is blank.<text:tab/><text:tab/><text:tab/><text:tab/><text:tab/><text:tab/><text:tab/>_____<text:line-break/></text:span></text:p>
        </text:list-item>
        <text:list-item>
          <text:p text:style-name="P18">Enter <text:span text:style-name="T7">4</text:span><text:span text:style-name="T1">46.</text:span> into the edit box.<text:line-break/></text:p>
        </text:list-item>
        <text:list-item>
          <text:p text:style-name="P18">Select the <text:span text:style-name="T1">None</text:span> radio button.<text:line-break/></text:p>
        </text:list-item>
        <text:list-item>
          <text:p text:style-name="P18">Ensure the <text:span text:style-name="T1">RX Frequency</text:span> error icon is displayed.<text:line-break/><text:soft-page-break/></text:p>
        </text:list-item>
        <text:list-item>
          <text:p text:style-name="P14"><text:span text:style-name="T48">Place the cursor over the error icon and ensure that the </text:span><text:span text:style-name="T66">c</text:span><text:span text:style-name="T68">strInvalid_</text:span><text:span text:style-name="T69">U</text:span><text:span text:style-name="T68">HF_Frequency<text:line-break/></text:span><text:span text:style-name="T48">error message is displayed.<text:tab/><text:tab/><text:tab/><text:tab/><text:tab/><text:tab/><text:tab/><text:tab/><text:tab/>_____<text:line-break/></text:span></text:p>
        </text:list-item>
        <text:list-item>
          <text:p text:style-name="P22">Dismiss the error message.<text:line-break/></text:p>
        </text:list-item>
        <text:list-item>
          <text:p text:style-name="P15"><text:span text:style-name="T48">Ensure the </text:span><text:span text:style-name="T47">TX Frequency</text:span><text:span text:style-name="T48"> field is blank.<text:tab/><text:tab/><text:tab/><text:tab/><text:tab/><text:tab/><text:tab/>_____<text:line-break/></text:span></text:p>
        </text:list-item>
        <text:list-item>
          <text:p text:style-name="P18">Enter <text:span text:style-name="T7">4</text:span><text:span text:style-name="T1">46.</text:span><text:span text:style-name="T7">1</text:span> into the edit box.<text:line-break/></text:p>
        </text:list-item>
        <text:list-item>
          <text:p text:style-name="P18">Select the <text:span text:style-name="T1">None</text:span> radio button.<text:line-break/></text:p>
        </text:list-item>
        <text:list-item>
          <text:p text:style-name="P18">Ensure the <text:span text:style-name="T1">RX Frequency</text:span> error icon is displayed.<text:line-break/></text:p>
        </text:list-item>
        <text:list-item>
          <text:p text:style-name="P14"><text:span text:style-name="T48">Place the cursor over the error icon and ensure that the </text:span><text:span text:style-name="T66">c</text:span><text:span text:style-name="T68">strInvalid_</text:span><text:span text:style-name="T69">U</text:span><text:span text:style-name="T68">HF_Frequency<text:line-break/></text:span><text:span text:style-name="T48">error message is displayed.<text:tab/><text:tab/><text:tab/><text:tab/><text:tab/><text:tab/><text:tab/><text:tab/><text:tab/>_____<text:line-break/></text:span></text:p>
        </text:list-item>
        <text:list-item>
          <text:p text:style-name="P22">Dismiss the error message.<text:line-break/></text:p>
        </text:list-item>
        <text:list-item>
          <text:p text:style-name="P15"><text:span text:style-name="T48">Ensure the </text:span><text:span text:style-name="T47">TX Frequency</text:span><text:span text:style-name="T48"> field is blank.<text:tab/><text:tab/><text:tab/><text:tab/><text:tab/><text:tab/><text:tab/>_____<text:line-break/></text:span></text:p>
        </text:list-item>
        <text:list-item>
          <text:p text:style-name="P18">Enter <text:span text:style-name="T7">4</text:span><text:span text:style-name="T1">46.</text:span><text:span text:style-name="T7">1</text:span><text:span text:style-name="T1">5</text:span> into the edit box.<text:line-break/></text:p>
        </text:list-item>
        <text:list-item>
          <text:p text:style-name="P18">Select the <text:span text:style-name="T1">None</text:span> radio button.<text:line-break/></text:p>
        </text:list-item>
        <text:list-item>
          <text:p text:style-name="P18">Ensure the <text:span text:style-name="T1">RX Frequency</text:span> error icon is displayed.<text:line-break/></text:p>
        </text:list-item>
        <text:list-item>
          <text:p text:style-name="P28"><text:span text:style-name="T9">Place the cursor over the error icon and ensure that the </text:span><text:span text:style-name="T25">cstrInvalid_</text:span><text:span text:style-name="T26">U</text:span><text:span text:style-name="T25">HF_Frequency</text:span><text:span text:style-name="T9"> <text:line-break/>error message is displayed.<text:tab/><text:tab/><text:tab/><text:tab/><text:tab/><text:tab/><text:tab/><text:tab/><text:tab/>_____<text:line-break/></text:span></text:p>
        </text:list-item>
        <text:list-item>
          <text:p text:style-name="P22">Dismiss the error message.<text:line-break/></text:p>
        </text:list-item>
        <text:list-item>
          <text:p text:style-name="P15"><text:span text:style-name="T48">Ensure the </text:span><text:span text:style-name="T47">TX Frequency</text:span><text:span text:style-name="T48"> field is blank.<text:tab/><text:tab/><text:tab/><text:tab/><text:tab/><text:tab/><text:tab/>_____<text:line-break/></text:span></text:p>
        </text:list-item>
        <text:list-item>
          <text:p text:style-name="P28"><text:span text:style-name="T9">Enter </text:span><text:span text:style-name="T21">4</text:span><text:span text:style-name="T18">46.</text:span><text:span text:style-name="T21">150</text:span><text:span text:style-name="T9"><text:line-break/></text:span></text:p>
        </text:list-item>
        <text:list-item>
          <text:p text:style-name="P28"><text:span text:style-name="T9">Select the </text:span><text:span text:style-name="T18">None</text:span><text:span text:style-name="T9"> radio button.<text:line-break/></text:span></text:p>
        </text:list-item>
        <text:list-item>
          <text:p text:style-name="P29"><text:span text:style-name="T9">Ensure that no </text:span><text:span text:style-name="T18">error icon</text:span><text:span text:style-name="T9"> is displayed.<text:tab/><text:tab/><text:tab/><text:tab/><text:tab/><text:tab/><text:tab/><text:tab/>_____<text:line-break/></text:span></text:p>
        </text:list-item>
        <text:list-item>
          <text:p text:style-name="P29"><text:span text:style-name="T12">Enter </text:span><text:span text:style-name="T21">446.1504</text:span><text:span text:style-name="T12">.<text:line-break/></text:span></text:p>
        </text:list-item>
        <text:list-item>
          <text:p text:style-name="P19">Ensure the <text:span text:style-name="T1">RX Frequency</text:span> error icon is displayed.<text:line-break/></text:p>
        </text:list-item>
        <text:list-item>
          <text:p text:style-name="P29"><text:soft-page-break/><text:span text:style-name="T12">Place the cursor over the error icon and ensure that the </text:span><text:span text:style-name="T67">c</text:span><text:span text:style-name="T69">strInvalid_UHF_Shift<text:line-break/></text:span><text:span text:style-name="T12">error message is displayed.<text:tab/><text:tab/><text:tab/><text:tab/><text:tab/><text:tab/><text:tab/><text:tab/><text:tab/>_____<text:line-break/></text:span></text:p>
        </text:list-item>
        <text:list-item>
          <text:p text:style-name="P30"><text:span text:style-name="T12">Select the </text:span><text:span text:style-name="T22">Correct</text:span><text:span text:style-name="T13"> button.<text:line-break/></text:span></text:p>
        </text:list-item>
        <text:list-item>
          <text:p text:style-name="P23">Ensure the error message is dismissed.<text:tab/><text:tab/><text:tab/><text:tab/><text:tab/><text:tab/><text:tab/><text:tab/>_____<text:line-break/></text:p>
        </text:list-item>
        <text:list-item>
          <text:p text:style-name="P31"><text:span text:style-name="T13">Ensure the </text:span><text:span text:style-name="T22">TX Frequency</text:span><text:span text:style-name="T13"> field is blank.<text:tab/><text:tab/><text:tab/><text:tab/><text:tab/><text:tab/><text:tab/>_____<text:line-break/></text:span></text:p>
        </text:list-item>
        <text:list-item>
          <text:p text:style-name="P30"><text:span text:style-name="T13">Ensure the </text:span><text:span text:style-name="T22">RX Frequency</text:span><text:span text:style-name="T13"> is corrected to </text:span><text:span text:style-name="T22">446.150</text:span><text:span text:style-name="T13">.<text:tab/><text:tab/><text:tab/><text:tab/><text:tab/><text:tab/>_____<text:line-break/></text:span></text:p>
        </text:list-item>
        <text:list-item>
          <text:p text:style-name="P30"><text:span text:style-name="T12">Enter </text:span><text:span text:style-name="T21">446.150</text:span><text:span text:style-name="T22">6</text:span><text:span text:style-name="T12">.<text:line-break/></text:span></text:p>
        </text:list-item>
        <text:list-item>
          <text:p text:style-name="P20">Ensure the <text:span text:style-name="T1">RX Frequency</text:span> error icon is displayed.<text:line-break/></text:p>
        </text:list-item>
        <text:list-item>
          <text:p text:style-name="P30"><text:span text:style-name="T12">Place the cursor over the error icon and ensure that the </text:span><text:span text:style-name="T67">c</text:span><text:span text:style-name="T69">strInvalid_UHF_Shift<text:line-break/></text:span><text:span text:style-name="T12">error message is displayed.<text:tab/><text:tab/><text:tab/><text:tab/><text:tab/><text:tab/><text:tab/><text:tab/><text:tab/>_____<text:line-break/></text:span></text:p>
        </text:list-item>
        <text:list-item>
          <text:p text:style-name="P30"><text:span text:style-name="T12">Select the </text:span><text:span text:style-name="T22">Correct</text:span><text:span text:style-name="T13"> button.<text:line-break/></text:span></text:p>
        </text:list-item>
        <text:list-item>
          <text:p text:style-name="P23">Ensure the error message is dismissed.<text:tab/><text:tab/><text:tab/><text:tab/><text:tab/><text:tab/><text:tab/><text:tab/>_____<text:line-break/></text:p>
        </text:list-item>
        <text:list-item>
          <text:p text:style-name="P31"><text:span text:style-name="T13">Ensure the </text:span><text:span text:style-name="T22">TX Frequency</text:span><text:span text:style-name="T13"> field is blank.<text:tab/><text:tab/><text:tab/><text:tab/><text:tab/><text:tab/><text:tab/>_____<text:line-break/></text:span></text:p>
        </text:list-item>
        <text:list-item>
          <text:p text:style-name="P30"><text:span text:style-name="T13">Ensure the </text:span><text:span text:style-name="T22">RX Frequency</text:span><text:span text:style-name="T13"> is corrected to </text:span><text:span text:style-name="T22">446.150</text:span><text:span text:style-name="T13">.<text:tab/><text:tab/><text:tab/><text:tab/><text:tab/><text:tab/>_____<text:line-break/></text:span></text:p>
        </text:list-item>
        <text:list-item>
          <text:p text:style-name="P30"><text:span text:style-name="T12">Enter </text:span><text:span text:style-name="T21">446.150</text:span><text:span text:style-name="T22">6</text:span><text:span text:style-name="T12">.<text:line-break/></text:span></text:p>
        </text:list-item>
        <text:list-item>
          <text:p text:style-name="P20">Ensure the <text:span text:style-name="T1">RX Frequency</text:span> error icon is displayed.<text:line-break/></text:p>
        </text:list-item>
        <text:list-item>
          <text:p text:style-name="P30"><text:span text:style-name="T12">Place the cursor over the error icon and ensure that the </text:span><text:span text:style-name="T67">c</text:span><text:span text:style-name="T69">strInvalid_UHF_Shift<text:line-break/></text:span><text:span text:style-name="T12">error message is displayed.<text:tab/><text:tab/><text:tab/><text:tab/><text:tab/><text:tab/><text:tab/><text:tab/><text:tab/>_____<text:line-break/></text:span></text:p>
        </text:list-item>
        <text:list-item>
          <text:p text:style-name="P30"><text:span text:style-name="T12">Select the </text:span><text:span text:style-name="T22">Accept</text:span><text:span text:style-name="T13"> button.<text:line-break/></text:span></text:p>
        </text:list-item>
        <text:list-item>
          <text:p text:style-name="P24">Ensure no error message is displayed.<text:tab/><text:tab/><text:tab/><text:tab/><text:tab/><text:tab/><text:tab/><text:tab/>_____<text:line-break/></text:p>
        </text:list-item>
        <text:list-item>
          <text:p text:style-name="P31"><text:span text:style-name="T13">Ensure the </text:span><text:span text:style-name="T22">RX Frequency</text:span><text:span text:style-name="T13"> re</text:span><text:span text:style-name="T14">m</text:span><text:span text:style-name="T13">ains </text:span><text:span text:style-name="T22">446.1506</text:span><text:span text:style-name="T13">.<text:tab/><text:tab/><text:tab/><text:tab/><text:tab/><text:tab/><text:tab/>_____<text:line-break/><text:line-break/><text:line-break/></text:span><text:span text:style-name="T39">Step Field</text:span><text:span text:style-name="T13"><text:line-break/></text:span></text:p>
        </text:list-item>
        <text:list-item>
          <text:p text:style-name="P33"><text:span text:style-name="T15">Select a </text:span><text:span text:style-name="T23">Step</text:span><text:span text:style-name="T15"> frequency of </text:span><text:span text:style-name="T23">5 kHz</text:span><text:span text:style-name="T15">.</text:span><text:span text:style-name="T13"><text:line-break/></text:span></text:p>
        </text:list-item>
        <text:list-item>
          <text:p text:style-name="P33"><text:soft-page-break/><text:span text:style-name="T16">Ensure no error icon is displayed.<text:tab/><text:tab/><text:tab/><text:tab/><text:tab/><text:tab/><text:tab/><text:tab/>_____</text:span><text:span text:style-name="T15"><text:line-break/></text:span></text:p>
        </text:list-item>
        <text:list-item>
          <text:p text:style-name="P33"><text:span text:style-name="T15">Select a </text:span><text:span text:style-name="T23">Step</text:span><text:span text:style-name="T15"> frequency of </text:span><text:span text:style-name="T23">6.5 kHz</text:span><text:span text:style-name="T15">.</text:span><text:span text:style-name="T13"><text:line-break/></text:span></text:p>
        </text:list-item>
        <text:list-item>
          <text:p text:style-name="P21"><text:span text:style-name="T13">Ensure the </text:span><text:span text:style-name="T8">RX Frequency</text:span><text:span text:style-name="T13"> error icon is displayed.<text:tab/><text:tab/><text:tab/><text:tab/><text:tab/><text:tab/>_____<text:line-break/></text:span></text:p>
        </text:list-item>
        <text:list-item>
          <text:p text:style-name="P32"><text:span text:style-name="T12">Place the cursor over the error icon and ensure that the </text:span><text:span text:style-name="T67">c</text:span><text:span text:style-name="T69">strInvalid_UHF_Shift<text:line-break/></text:span><text:span text:style-name="T12">error message is displayed.<text:tab/><text:tab/><text:tab/><text:tab/><text:tab/><text:tab/><text:tab/><text:tab/><text:tab/>_____<text:line-break/></text:span></text:p>
        </text:list-item>
        <text:list-item>
          <text:p text:style-name="P32"><text:span text:style-name="T12">Select the </text:span><text:span text:style-name="T22">Correct</text:span><text:span text:style-name="T13"> button.<text:line-break/></text:span></text:p>
        </text:list-item>
        <text:list-item>
          <text:p text:style-name="P25">Ensure the error message is dismissed.<text:tab/><text:tab/><text:tab/><text:tab/><text:tab/><text:tab/><text:tab/><text:tab/>_____<text:line-break/></text:p>
        </text:list-item>
        <text:list-item>
          <text:p text:style-name="P32"><text:span text:style-name="T13">Ensure the </text:span><text:span text:style-name="T22">TX Frequency</text:span><text:span text:style-name="T13"> field is blank.<text:tab/><text:tab/><text:tab/><text:tab/><text:tab/><text:tab/><text:tab/>_____<text:line-break/></text:span></text:p>
        </text:list-item>
        <text:list-item>
          <text:p text:style-name="P32"><text:span text:style-name="T13">Ensure the </text:span><text:span text:style-name="T22">RX Frequency</text:span><text:span text:style-name="T13"> </text:span><text:span text:style-name="T17">remains</text:span><text:span text:style-name="T13"> </text:span><text:span text:style-name="T22">44</text:span><text:span text:style-name="T24">4.000</text:span><text:span text:style-name="T13">.<text:tab/><text:tab/><text:tab/><text:tab/><text:tab/><text:tab/><text:tab/>_____<text:line-break/></text:span></text:p>
        </text:list-item>
        <text:list-item>
          <text:p text:style-name="P32"><text:span text:style-name="T12">Enter </text:span><text:span text:style-name="T21">446.150</text:span><text:span text:style-name="T22">6</text:span><text:span text:style-name="T12">.<text:line-break/></text:span></text:p>
        </text:list-item>
        <text:list-item>
          <text:p text:style-name="P21">Ensure the <text:span text:style-name="T1">RX Frequency</text:span> error icon is displayed.<text:line-break/></text:p>
        </text:list-item>
        <text:list-item>
          <text:p text:style-name="P32"><text:span text:style-name="T12">Place the cursor over the error icon and ensure that the </text:span><text:span text:style-name="T67">c</text:span><text:span text:style-name="T69">strInvalid_UHF_Shift<text:line-break/></text:span><text:span text:style-name="T12">error message is displayed.<text:tab/><text:tab/><text:tab/><text:tab/><text:tab/><text:tab/><text:tab/><text:tab/><text:tab/>_____<text:line-break/></text:span></text:p>
        </text:list-item>
        <text:list-item>
          <text:p text:style-name="P32"><text:span text:style-name="T12">Select the </text:span><text:span text:style-name="T22">Accept</text:span><text:span text:style-name="T13"> button.<text:line-break/></text:span></text:p>
        </text:list-item>
        <text:list-item>
          <text:p text:style-name="P25">Ensure no error message is displayed.<text:tab/><text:tab/><text:tab/><text:tab/><text:tab/><text:tab/><text:tab/><text:tab/>_____<text:line-break/></text:p>
        </text:list-item>
        <text:list-item>
          <text:p text:style-name="P32"><text:span text:style-name="T13">Ensure the </text:span><text:span text:style-name="T22">RX Frequency</text:span><text:span text:style-name="T13"> re</text:span><text:span text:style-name="T14">m</text:span><text:span text:style-name="T13">ains </text:span><text:span text:style-name="T22">446.1506</text:span><text:span text:style-name="T13">.<text:tab/><text:tab/><text:tab/><text:tab/><text:tab/><text:tab/><text:tab/>_____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tab/></text:span><text:span text:style-name="T9"><text:line-break/></text:span><text:soft-page-break/><text:span text:style-name="T35">DTSS Code</text:span><text:span text:style-name="T9"><text:line-break/></text:span></text:p>
        </text:list-item>
        <text:list-item>
          <text:p text:style-name="P28"><text:span text:style-name="T9">Select the </text:span><text:span text:style-name="T18">DTSS Check</text:span><text:span text:style-name="T9"> box.<text:line-break/></text:span></text:p>
        </text:list-item>
        <text:list-item>
          <text:p text:style-name="P28"><text:span text:style-name="T9">Ensure you cannot enter the following characters into the </text:span><text:span text:style-name="T18">DTSS</text:span><text:span text:style-name="T9"> edit box:<text:line-break/><text:line-break/></text:span><text:span text:style-name="T18">/</text:span><text:span text:style-name="T9"><text:line-break/></text:span><text:span text:style-name="T18">:</text:span><text:span text:style-name="T9"><text:line-break/></text:span></text:p>
        </text:list-item>
        <text:list-item>
          <text:p text:style-name="P28"><text:span text:style-name="T9">Ensure you can enter the following characters into the </text:span><text:span text:style-name="T18">DTSS</text:span><text:span text:style-name="T9"> edit box:<text:line-break/><text:line-break/></text:span><text:span text:style-name="T18">0</text:span><text:span text:style-name="T9"><text:tab/><text:tab/><text:tab/><text:tab/><text:tab/><text:tab/><text:tab/><text:tab/><text:tab/><text:tab/><text:tab/><text:tab/>_____<text:line-break/></text:span><text:span text:style-name="T18">9</text:span><text:span text:style-name="T9"><text:tab/><text:tab/><text:tab/><text:tab/><text:tab/><text:tab/><text:tab/><text:tab/><text:tab/><text:tab/><text:tab/><text:tab/>_____<text:line-break/></text:span><text:span text:style-name="T18">&lt;BS&gt;</text:span><text:span text:style-name="T9"><text:tab/><text:tab/><text:tab/><text:tab/><text:tab/><text:tab/><text:tab/><text:tab/><text:tab/><text:tab/><text:tab/><text:tab/>_____<text:line-break/></text:span></text:p>
        </text:list-item>
        <text:list-item>
          <text:p text:style-name="P28"><text:span text:style-name="T9">Enter the character </text:span><text:span text:style-name="T18">1.<text:line-break/></text:span></text:p>
        </text:list-item>
        <text:list-item>
          <text:p text:style-name="P28"><text:span text:style-name="T9">Select the </text:span><text:span text:style-name="T18">None</text:span><text:span text:style-name="T9"> radio button.<text:line-break/></text:span></text:p>
        </text:list-item>
        <text:list-item>
          <text:p text:style-name="P28"><text:span text:style-name="T9">Ensure the </text:span><text:span text:style-name="T18">DTSS Code</text:span><text:span text:style-name="T9"> error icon is displayed.<text:line-break/></text:span></text:p>
        </text:list-item>
        <text:list-item>
          <text:p text:style-name="P14"><text:span text:style-name="T48">Place the cursor over the error icon and ensure that the </text:span><text:span text:style-name="T64">cstrInvalid_DTSS_Code <text:line-break/></text:span><text:span text:style-name="T48">error message is displayed.<text:tab/><text:tab/><text:tab/><text:tab/><text:tab/><text:tab/><text:tab/><text:tab/><text:tab/>_____<text:line-break/></text:span></text:p>
        </text:list-item>
        <text:list-item>
          <text:p text:style-name="P28"><text:span text:style-name="T9">Enter </text:span><text:span text:style-name="T18">12</text:span><text:span text:style-name="T9"> into the edit box.<text:line-break/></text:span></text:p>
        </text:list-item>
        <text:list-item>
          <text:p text:style-name="P28"><text:span text:style-name="T9">Select the </text:span><text:span text:style-name="T18">None</text:span><text:span text:style-name="T9"> radio button.<text:line-break/></text:span></text:p>
        </text:list-item>
        <text:list-item>
          <text:p text:style-name="P28"><text:span text:style-name="T9">Ensure the </text:span><text:span text:style-name="T18">DTSS Code</text:span><text:span text:style-name="T9"> error icon is displayed.<text:line-break/></text:span></text:p>
        </text:list-item>
        <text:list-item>
          <text:p text:style-name="P14"><text:span text:style-name="T48">Place the cursor over the error icon and ensure that the </text:span><text:span text:style-name="T64">cstrInvalid_DTSS_Code</text:span><text:span text:style-name="T63"> <text:line-break/></text:span><text:span text:style-name="T48">error message is displayed.<text:tab/><text:tab/><text:tab/><text:tab/><text:tab/><text:tab/><text:tab/><text:tab/><text:tab/>_____<text:line-break/></text:span></text:p>
        </text:list-item>
        <text:list-item>
          <text:p text:style-name="P28"><text:span text:style-name="T9">Enter </text:span><text:span text:style-name="T18">1234</text:span><text:span text:style-name="T9"> into the edit box.<text:line-break/></text:span></text:p>
        </text:list-item>
        <text:list-item>
          <text:p text:style-name="P28"><text:span text:style-name="T9">Ensure the </text:span><text:span text:style-name="T18">last character</text:span><text:span text:style-name="T9"> (4) cannot be entered.<text:tab/><text:tab/><text:tab/><text:tab/><text:tab/><text:tab/>_____<text:line-break/></text:span></text:p>
        </text:list-item>
        <text:list-item>
          <text:p text:style-name="P28"><text:span text:style-name="T9">Select the </text:span><text:span text:style-name="T18">None</text:span><text:span text:style-name="T9"> radio button.<text:line-break/></text:span></text:p>
        </text:list-item>
        <text:list-item>
          <text:p text:style-name="P28"><text:span text:style-name="T9">Ensure that no </text:span><text:span text:style-name="T18">error icon</text:span><text:span text:style-name="T9"> is displayed.<text:tab/><text:tab/><text:tab/><text:tab/><text:tab/><text:tab/><text:tab/><text:tab/>_____<text:line-break/><text:line-break/><text:line-break/></text:span><text:span text:style-name="T35">Memory Name</text:span><text:span text:style-name="T9"><text:line-break/></text:span></text:p>
        </text:list-item>
        <text:list-item>
          <text:p text:style-name="P28"><text:soft-page-break/><text:span text:style-name="T9">Select the </text:span><text:span text:style-name="T18">Memory Name</text:span><text:span text:style-name="T9"> edit box.<text:line-break/></text:span></text:p>
        </text:list-item>
        <text:list-item>
          <text:p text:style-name="P28"><text:span text:style-name="T9">Ensure the cursor is in the f</text:span><text:span text:style-name="T18">irst character position</text:span><text:span text:style-name="T9"> of the edit box.<text:tab/><text:tab/><text:tab/><text:tab/>_____<text:line-break/></text:span></text:p>
        </text:list-item>
        <text:list-item>
          <text:p text:style-name="P28"><text:span text:style-name="T9">Ensure you cannot enter the characters:<text:line-break/><text:line-break/></text:span><text:span text:style-name="T18">/</text:span><text:span text:style-name="T9"><text:tab/><text:tab/><text:tab/><text:tab/><text:tab/><text:tab/><text:tab/><text:tab/><text:tab/><text:tab/><text:tab/><text:tab/>_____<text:line-break/></text:span><text:span text:style-name="T18">:</text:span><text:span text:style-name="T9"><text:tab/><text:tab/><text:tab/><text:tab/><text:tab/><text:tab/><text:tab/><text:tab/><text:tab/><text:tab/><text:tab/><text:tab/>_____<text:line-break/></text:span><text:span text:style-name="T18">@</text:span><text:span text:style-name="T9"><text:tab/><text:tab/><text:tab/><text:tab/><text:tab/><text:tab/><text:tab/><text:tab/><text:tab/><text:tab/><text:tab/><text:tab/>_____<text:line-break/></text:span><text:span text:style-name="T18">[</text:span><text:span text:style-name="T9"><text:tab/><text:tab/><text:tab/><text:tab/><text:tab/><text:tab/><text:tab/><text:tab/><text:tab/><text:tab/><text:tab/><text:tab/>_____<text:line-break/></text:span><text:span text:style-name="T18">`</text:span><text:span text:style-name="T9"><text:tab/><text:tab/><text:tab/><text:tab/><text:tab/><text:tab/><text:tab/><text:tab/><text:tab/><text:tab/><text:tab/><text:tab/>_____<text:line-break/></text:span><text:span text:style-name="T18">{</text:span><text:span text:style-name="T9"><text:tab/><text:tab/><text:tab/><text:tab/><text:tab/><text:tab/><text:tab/><text:tab/><text:tab/><text:tab/><text:tab/><text:tab/>_____<text:line-break/></text:span></text:p>
        </text:list-item>
        <text:list-item>
          <text:p text:style-name="P28"><text:span text:style-name="T9">Ensure you can enter the following characters:<text:line-break/><text:line-break/></text:span><text:span text:style-name="T18">0</text:span><text:span text:style-name="T9"><text:tab/><text:tab/><text:tab/><text:tab/><text:tab/><text:tab/><text:tab/><text:tab/><text:tab/><text:tab/><text:tab/><text:tab/>_____<text:line-break/></text:span><text:span text:style-name="T18">9</text:span><text:span text:style-name="T9"><text:tab/><text:tab/><text:tab/><text:tab/><text:tab/><text:tab/><text:tab/><text:tab/><text:tab/><text:tab/><text:tab/><text:tab/>_____<text:line-break/></text:span><text:span text:style-name="T18">&lt;Space&gt;</text:span><text:span text:style-name="T9"><text:tab/><text:tab/><text:tab/><text:tab/><text:tab/><text:tab/><text:tab/><text:tab/><text:tab/><text:tab/><text:tab/>_____<text:line-break/></text:span><text:span text:style-name="T18">A</text:span><text:span text:style-name="T9"><text:tab/><text:tab/><text:tab/><text:tab/><text:tab/><text:tab/><text:tab/><text:tab/><text:tab/><text:tab/><text:tab/><text:tab/>_____<text:line-break/></text:span><text:span text:style-name="T18">Z</text:span><text:span text:style-name="T9"><text:tab/><text:tab/><text:tab/><text:tab/><text:tab/><text:tab/><text:tab/><text:tab/><text:tab/><text:tab/><text:tab/><text:tab/>_____<text:line-break/></text:span><text:span text:style-name="T18">a</text:span><text:span text:style-name="T9"><text:tab/><text:tab/><text:tab/><text:tab/><text:tab/><text:tab/><text:tab/><text:tab/><text:tab/><text:tab/><text:tab/><text:tab/>_____<text:line-break/></text:span><text:span text:style-name="T18">z</text:span><text:span text:style-name="T9"><text:tab/><text:tab/><text:tab/><text:tab/><text:tab/><text:tab/><text:tab/><text:tab/><text:tab/><text:tab/><text:tab/><text:tab/>_____<text:line-break/></text:span><text:span text:style-name="T18">&lt;BS&gt;</text:span><text:span text:style-name="T9"><text:tab/><text:tab/><text:tab/><text:tab/><text:tab/><text:tab/><text:tab/><text:tab/><text:tab/><text:tab/><text:tab/><text:tab/>_____<text:line-break/></text:span></text:p>
        </text:list-item>
        <text:list-item>
          <text:p text:style-name="P28"><text:span text:style-name="T9">Enter the digit </text:span><text:span text:style-name="T18">1</text:span><text:span text:style-name="T9"> into the edit box.<text:line-break/></text:span></text:p>
        </text:list-item>
        <text:list-item>
          <text:p text:style-name="P28"><text:span text:style-name="T9">Select the </text:span><text:span text:style-name="T18">None</text:span><text:span text:style-name="T9"> radio button.<text:line-break/></text:span></text:p>
        </text:list-item>
        <text:list-item>
          <text:p text:style-name="P28"><text:span text:style-name="T9">Ensure the </text:span><text:span text:style-name="T18">Memory Name</text:span><text:span text:style-name="T9"> error icon is displayed.<text:line-break/></text:span></text:p>
        </text:list-item>
        <text:list-item>
          <text:p text:style-name="P18">Place the cursor over the error icon and ensure that the <text:span text:style-name="T64">cstrInvalid_Memory_Name<text:line-break/></text:span>error message is displayed.<text:tab/><text:tab/><text:tab/><text:tab/><text:tab/><text:tab/><text:tab/><text:tab/><text:tab/>_____<text:line-break/></text:p>
        </text:list-item>
        <text:list-item>
          <text:p text:style-name="P28"><text:span text:style-name="T9">Enter </text:span><text:span text:style-name="T18">1234</text:span><text:span text:style-name="T9"> into the edit box.<text:line-break/></text:span></text:p>
        </text:list-item>
        <text:list-item>
          <text:p text:style-name="P28"><text:span text:style-name="T9">Select the </text:span><text:span text:style-name="T18">None</text:span><text:span text:style-name="T9"> radio button.<text:line-break/></text:span></text:p>
        </text:list-item>
        <text:list-item>
          <text:p text:style-name="P28"><text:span text:style-name="T9">Ensure the </text:span><text:span text:style-name="T18">Memory Name</text:span><text:span text:style-name="T9"> error icon is displayed.<text:line-break/></text:span></text:p>
        </text:list-item>
        <text:list-item>
          <text:p text:style-name="P14"><text:span text:style-name="T48">Place the cursor over the error icon and ensure that the </text:span><text:span text:style-name="T64">cstrInvalid_Memory_Name</text:span><text:span text:style-name="T63"> <text:line-break/></text:span><text:span text:style-name="T48">error message is displayed.<text:tab/><text:tab/><text:tab/><text:tab/><text:tab/><text:tab/><text:tab/><text:tab/><text:tab/>_____<text:line-break/></text:span></text:p>
        </text:list-item>
        <text:list-item>
          <text:p text:style-name="P28"><text:span text:style-name="T9">Enter </text:span><text:span text:style-name="T18">12345 </text:span><text:span text:style-name="T9">into the edit box.<text:line-break/></text:span></text:p>
        </text:list-item>
        <text:list-item>
          <text:p text:style-name="P28"><text:span text:style-name="T9">Select the </text:span><text:span text:style-name="T18">None</text:span><text:span text:style-name="T9"> radio button.<text:line-break/></text:span></text:p>
        </text:list-item>
        <text:list-item>
          <text:p text:style-name="P28"><text:span text:style-name="T9">Ensure no </text:span><text:span text:style-name="T18">error icon</text:span><text:span text:style-name="T9"> is displayed.<text:tab/><text:tab/><text:tab/><text:tab/><text:tab/><text:tab/><text:tab/></text:span><text:soft-page-break/><text:span text:style-name="T9"><text:tab/>_____<text:line-break/></text:span></text:p>
        </text:list-item>
        <text:list-item>
          <text:p text:style-name="P18">Enter “1234567890123456” into the Memory Name edit box.<text:line-break/></text:p>
        </text:list-item>
        <text:list-item>
          <text:p text:style-name="P28"><text:span text:style-name="T9">Ensure you cannot enter the last “6”.<text:tab/><text:tab/><text:tab/><text:tab/><text:tab/><text:tab/><text:tab/><text:tab/>_____<text:line-break/><text:line-break/><text:line-break/></text:span><text:span text:style-name="T35">Comments</text:span><text:span text:style-name="T9"><text:line-break/></text:span></text:p>
        </text:list-item>
        <text:list-item>
          <text:p text:style-name="P28"><text:span text:style-name="T9">Select the </text:span><text:span text:style-name="T18">Comments</text:span><text:span text:style-name="T9"> edit box.<text:line-break/></text:span></text:p>
        </text:list-item>
        <text:list-item>
          <text:p text:style-name="P18">Ensure there is no Error ICON for the Memory Name edit box.<text:tab/><text:tab/><text:tab/><text:tab/><text:tab/>_____<text:line-break/></text:p>
        </text:list-item>
        <text:list-item>
          <text:p text:style-name="P28"><text:span text:style-name="T9">Ensure the cursor is in the f</text:span><text:span text:style-name="T18">irst character position</text:span><text:span text:style-name="T9"> of the edit box.<text:tab/><text:tab/><text:tab/><text:tab/>_____<text:line-break/></text:span></text:p>
        </text:list-item>
        <text:list-item>
          <text:p text:style-name="P28"><text:span text:style-name="T9">Ensure you cannot enter the characters:<text:line-break/><text:line-break/></text:span><text:span text:style-name="T18">/</text:span><text:span text:style-name="T9"><text:tab/><text:tab/><text:tab/><text:tab/><text:tab/><text:tab/><text:tab/><text:tab/><text:tab/><text:tab/><text:tab/><text:tab/>_____<text:line-break/></text:span><text:span text:style-name="T18">:</text:span><text:span text:style-name="T9"><text:tab/><text:tab/><text:tab/><text:tab/><text:tab/><text:tab/><text:tab/><text:tab/><text:tab/><text:tab/><text:tab/><text:tab/>_____<text:line-break/></text:span><text:span text:style-name="T18">@</text:span><text:span text:style-name="T9"><text:tab/><text:tab/><text:tab/><text:tab/><text:tab/><text:tab/><text:tab/><text:tab/><text:tab/><text:tab/><text:tab/><text:tab/>_____<text:line-break/></text:span><text:span text:style-name="T18">[</text:span><text:span text:style-name="T9"><text:tab/><text:tab/><text:tab/><text:tab/><text:tab/><text:tab/><text:tab/><text:tab/><text:tab/><text:tab/><text:tab/><text:tab/>_____<text:line-break/></text:span><text:span text:style-name="T18">`</text:span><text:span text:style-name="T9"><text:tab/><text:tab/><text:tab/><text:tab/><text:tab/><text:tab/><text:tab/><text:tab/><text:tab/><text:tab/><text:tab/><text:tab/>_____<text:line-break/></text:span><text:span text:style-name="T18">{</text:span><text:span text:style-name="T9"><text:tab/><text:tab/><text:tab/><text:tab/><text:tab/><text:tab/><text:tab/><text:tab/><text:tab/><text:tab/><text:tab/><text:tab/>_____<text:line-break/></text:span></text:p>
        </text:list-item>
        <text:list-item>
          <text:p text:style-name="P28"><text:span text:style-name="T9">Ensure you can enter the following characters:<text:line-break/><text:line-break/></text:span><text:span text:style-name="T18">0</text:span><text:span text:style-name="T9"><text:tab/><text:tab/><text:tab/><text:tab/><text:tab/><text:tab/><text:tab/><text:tab/><text:tab/><text:tab/><text:tab/><text:tab/>_____<text:line-break/></text:span><text:span text:style-name="T18">9</text:span><text:span text:style-name="T9"><text:tab/><text:tab/><text:tab/><text:tab/><text:tab/><text:tab/><text:tab/><text:tab/><text:tab/><text:tab/><text:tab/><text:tab/>_____<text:line-break/></text:span><text:span text:style-name="T18">&lt;Space&gt;</text:span><text:span text:style-name="T9"><text:tab/><text:tab/><text:tab/><text:tab/><text:tab/><text:tab/><text:tab/><text:tab/><text:tab/><text:tab/><text:tab/>_____<text:line-break/></text:span><text:span text:style-name="T18">A</text:span><text:span text:style-name="T9"><text:tab/><text:tab/><text:tab/><text:tab/><text:tab/><text:tab/><text:tab/><text:tab/><text:tab/><text:tab/><text:tab/><text:tab/>_____<text:line-break/></text:span><text:span text:style-name="T18">Z</text:span><text:span text:style-name="T9"><text:tab/><text:tab/><text:tab/><text:tab/><text:tab/><text:tab/><text:tab/><text:tab/><text:tab/><text:tab/><text:tab/><text:tab/>_____<text:line-break/></text:span><text:span text:style-name="T18">a</text:span><text:span text:style-name="T9"><text:tab/><text:tab/><text:tab/><text:tab/><text:tab/><text:tab/><text:tab/><text:tab/><text:tab/><text:tab/><text:tab/><text:tab/>_____<text:line-break/></text:span><text:span text:style-name="T18">z</text:span><text:span text:style-name="T9"><text:tab/><text:tab/><text:tab/><text:tab/><text:tab/><text:tab/><text:tab/><text:tab/><text:tab/><text:tab/><text:tab/><text:tab/>_____<text:line-break/></text:span><text:span text:style-name="T18">&lt;BS&gt;</text:span><text:span text:style-name="T9"><text:tab/><text:tab/><text:tab/><text:tab/><text:tab/><text:tab/><text:tab/><text:tab/><text:tab/><text:tab/><text:tab/><text:tab/>_____<text:line-break/></text:span></text:p>
        </text:list-item>
        <text:list-item>
          <text:p text:style-name="P28"><text:span text:style-name="T9">Select the </text:span><text:span text:style-name="T18">None</text:span><text:span text:style-name="T9"> radio button.<text:line-break/></text:span></text:p>
        </text:list-item>
        <text:list-item>
          <text:p text:style-name="P18">Ensure <text:span text:style-name="T1">no error icon</text:span> is displayed.<text:tab/><text:tab/><text:tab/><text:tab/><text:tab/><text:tab/><text:tab/><text:tab/>_____<text:line-break/></text:p>
        </text:list-item>
        <text:list-item>
          <text:p text:style-name="P28"><text:span text:style-name="T9">Enter the text </text:span><text:span text:style-name="T18">1234567890123456789012345678901</text:span><text:span text:style-name="T9"> (30 chars) into the edit box.<text:line-break/></text:span></text:p>
        </text:list-item>
        <text:list-item>
          <text:p text:style-name="P28"><text:span text:style-name="T9">Ensure the </text:span><text:span text:style-name="T18">last character</text:span><text:span text:style-name="T9"> (1) cannot be entered.<text:tab/><text:tab/><text:tab/><text:tab/><text:tab/><text:tab/>_____<text:line-break/></text:span></text:p>
        </text:list-item>
        <text:list-item>
          <text:p text:style-name="P28"><text:soft-page-break/><text:span text:style-name="T9">Select the </text:span><text:span text:style-name="T18">Cancel</text:span><text:span text:style-name="T9"> button.<text:line-break/></text:span></text:p>
        </text:list-item>
        <text:list-item>
          <text:p text:style-name="P28"><text:span text:style-name="T9">Select </text:span><text:span text:style-name="T18">Yes</text:span><text:span text:style-name="T9"> to the </text:span><text:span text:style-name="T18">confirmation</text:span><text:span text:style-name="T9"> message.<text:line-break/></text:span></text:p>
          <text:p text:style-name="P62"><text:span text:style-name="T42">VHF Simplex Favourite Entry (No Tone)</text:span><text:span text:style-name="T9"><text:line-break/></text:span></text:p>
        </text:list-item>
      </text:list>
      <text:list xml:id="list6047446964572813408" text:style-name="L3">
        <text:list-item>
          <text:p text:style-name="P16"><text:span text:style-name="T48">Right-click the </text:span><text:span text:style-name="T47">Favourite One</text:span><text:span text:style-name="T48"> button.<text:line-break/></text:span></text:p>
        </text:list-item>
        <text:list-item>
          <text:p text:style-name="P16"><text:span text:style-name="T48">Select the </text:span><text:span text:style-name="T47">VHF</text:span><text:span text:style-name="T48"> Radio button.<text:line-break/></text:span></text:p>
        </text:list-item>
        <text:list-item>
          <text:p text:style-name="P16"><text:span text:style-name="T48">Select the </text:span><text:span text:style-name="T47">Simplex</text:span><text:span text:style-name="T48"> Radio button.<text:line-break/></text:span></text:p>
        </text:list-item>
        <text:list-item>
          <text:p text:style-name="P34"><text:span text:style-name="T9">Enter </text:span><text:span text:style-name="T18">117.999</text:span><text:span text:style-name="T9"> into the </text:span><text:span text:style-name="T18">RX Frequency</text:span><text:span text:style-name="T9"> edit box.<text:line-break/></text:span></text:p>
        </text:list-item>
        <text:list-item>
          <text:p text:style-name="P34"><text:span text:style-name="T9">Ensure the </text:span><text:span text:style-name="T18">Save</text:span><text:span text:style-name="T9"> button is disabled.<text:tab/><text:tab/><text:tab/><text:tab/><text:tab/><text:tab/><text:tab/><text:tab/>_____<text:line-break/></text:span></text:p>
        </text:list-item>
        <text:list-item>
          <text:p text:style-name="P34"><text:span text:style-name="T9">Select the </text:span><text:span text:style-name="T18">None</text:span><text:span text:style-name="T9"> Radio button.<text:line-break/></text:span></text:p>
        </text:list-item>
        <text:list-item>
          <text:p text:style-name="P34"><text:span text:style-name="T9">Ensure the </text:span><text:span text:style-name="T18">RX Frequency</text:span><text:span text:style-name="T9"> error icon is displayed.<text:tab/><text:tab/><text:tab/><text:tab/><text:tab/><text:tab/>_____<text:line-break/></text:span></text:p>
        </text:list-item>
        <text:list-item>
          <text:p text:style-name="P26">Place the cursor over the error icon.<text:line-break/></text:p>
        </text:list-item>
        <text:list-item>
          <text:p text:style-name="P26">Ensure the error message <text:span text:style-name="T1">cstrInvalid_VHF_Frequency</text:span> is displayed.<text:tab/><text:tab/><text:tab/><text:tab/>_____<text:line-break/></text:p>
        </text:list-item>
        <text:list-item>
          <text:p text:style-name="P34"><text:span text:style-name="T9">Enter </text:span><text:span text:style-name="T18">118.000</text:span><text:span text:style-name="T9"> into the </text:span><text:span text:style-name="T18">RX Frequency</text:span><text:span text:style-name="T9"> edit box.<text:line-break/></text:span></text:p>
        </text:list-item>
        <text:list-item>
          <text:p text:style-name="P34"><text:span text:style-name="T9">Select the </text:span><text:span text:style-name="T18">None</text:span><text:span text:style-name="T9"> Radio button.<text:line-break/></text:span></text:p>
        </text:list-item>
        <text:list-item>
          <text:p text:style-name="P26">Ensure that no <text:span text:style-name="T1">error icon</text:span> is displayed.<text:tab/><text:tab/><text:tab/><text:tab/><text:tab/><text:tab/><text:tab/><text:tab/>_____<text:line-break/></text:p>
        </text:list-item>
        <text:list-item>
          <text:p text:style-name="P34"><text:span text:style-name="T9">Enter </text:span><text:span text:style-name="T18">173.999</text:span><text:span text:style-name="T9"> into the </text:span><text:span text:style-name="T18">RX Frequency</text:span><text:span text:style-name="T9"> edit box.<text:line-break/></text:span></text:p>
        </text:list-item>
        <text:list-item>
          <text:p text:style-name="P34"><text:span text:style-name="T9">Select the </text:span><text:span text:style-name="T18">None</text:span><text:span text:style-name="T9"> Radio button.<text:line-break/></text:span></text:p>
        </text:list-item>
        <text:list-item>
          <text:p text:style-name="P26">Ensure that no error icon is displayed.<text:tab/><text:tab/><text:tab/><text:tab/><text:tab/><text:tab/><text:tab/><text:tab/>_____<text:line-break/></text:p>
        </text:list-item>
        <text:list-item>
          <text:p text:style-name="P34"><text:span text:style-name="T9">Enter </text:span><text:span text:style-name="T18">174.000</text:span><text:span text:style-name="T9"> into the </text:span><text:span text:style-name="T18">RX Frequency</text:span><text:span text:style-name="T9"> edit box.<text:line-break/></text:span></text:p>
        </text:list-item>
        <text:list-item>
          <text:p text:style-name="P34"><text:span text:style-name="T9">Select the </text:span><text:span text:style-name="T18">None</text:span><text:span text:style-name="T9"> Radio button.<text:line-break/></text:span></text:p>
        </text:list-item>
        <text:list-item>
          <text:p text:style-name="P34"><text:span text:style-name="T9">Ensure the </text:span><text:span text:style-name="T18">RX Frequency</text:span><text:span text:style-name="T9"> error icon is displayed.<text:tab/><text:tab/><text:tab/><text:tab/><text:tab/><text:tab/>_____<text:line-break/></text:span><text:soft-page-break/></text:p>
        </text:list-item>
        <text:list-item>
          <text:p text:style-name="P26">Place the cursor over the <text:span text:style-name="T1">error icon</text:span>.<text:line-break/></text:p>
        </text:list-item>
        <text:list-item>
          <text:p text:style-name="P26">Ensure the error message <text:span text:style-name="T1">cstrInvalid_VHF_Frequency </text:span>is displayed.<text:tab/><text:tab/><text:tab/><text:tab/>_____<text:line-break/></text:p>
        </text:list-item>
        <text:list-item>
          <text:p text:style-name="P16"><text:span text:style-name="T48">Enter </text:span><text:span text:style-name="T47">146.520</text:span><text:span text:style-name="T48"> into the </text:span><text:span text:style-name="T47">RX Frequency</text:span><text:span text:style-name="T48"> edit box.<text:line-break/></text:span></text:p>
        </text:list-item>
        <text:list-item>
          <text:p text:style-name="P16"><text:span text:style-name="T48">Select the </text:span><text:span text:style-name="T47">None</text:span><text:span text:style-name="T48"> edit box.<text:line-break/></text:span></text:p>
        </text:list-item>
        <text:list-item>
          <text:p text:style-name="P16"><text:span text:style-name="T48">Ensure the </text:span><text:span text:style-name="T47">TX Frequency</text:span><text:span text:style-name="T48"> edit box displays </text:span><text:span text:style-name="T47">146.520</text:span><text:span text:style-name="T48">.<text:tab/><text:tab/><text:tab/><text:tab/><text:tab/><text:tab/>_____<text:line-break/></text:span></text:p>
        </text:list-item>
        <text:list-item>
          <text:p text:style-name="P16"><text:span text:style-name="T48">Select the </text:span><text:span text:style-name="T47">DTSS</text:span><text:span text:style-name="T48"> Check box.<text:line-break/></text:span></text:p>
        </text:list-item>
        <text:list-item>
          <text:p text:style-name="P16"><text:span text:style-name="T48">Enter </text:span><text:span text:style-name="T47">123</text:span><text:span text:style-name="T48"> into the </text:span><text:span text:style-name="T47">DTSS Code</text:span><text:span text:style-name="T48"> edit box.<text:line-break/></text:span></text:p>
        </text:list-item>
        <text:list-item>
          <text:p text:style-name="P16"><text:span text:style-name="T48">Ensure the </text:span><text:span text:style-name="T47">Save</text:span><text:span text:style-name="T48"> button is disabled.<text:tab/><text:tab/><text:tab/><text:tab/><text:tab/><text:tab/><text:tab/><text:tab/>_____<text:line-break/></text:span></text:p>
        </text:list-item>
        <text:list-item>
          <text:p text:style-name="P16"><text:span text:style-name="T48">Enter the text “</text:span><text:span text:style-name="T47">VHF Favourite 1</text:span><text:span text:style-name="T48">” into the </text:span><text:span text:style-name="T47">Memory Name</text:span><text:span text:style-name="T48"> edit box.<text:line-break/></text:span></text:p>
        </text:list-item>
        <text:list-item>
          <text:p text:style-name="P16"><text:span text:style-name="T48">Ensure the </text:span><text:span text:style-name="T47">Save</text:span><text:span text:style-name="T48"> button is enabled.<text:tab/><text:tab/><text:tab/><text:tab/><text:tab/><text:tab/><text:tab/><text:tab/>_____<text:line-break/></text:span></text:p>
        </text:list-item>
        <text:list-item>
          <text:p text:style-name="P16"><text:span text:style-name="T48">Enter the text “</text:span><text:span text:style-name="T47">Maximum Number of Comment Char”</text:span><text:span text:style-name="T48"> <text:s/>into the </text:span><text:span text:style-name="T47">Comments</text:span><text:span text:style-name="T48"> edit box.<text:line-break/></text:span></text:p>
        </text:list-item>
        <text:list-item>
          <text:p text:style-name="P16"><text:span text:style-name="T48">Select the </text:span><text:span text:style-name="T47">Save</text:span><text:span text:style-name="T48"> button.<text:line-break/></text:span></text:p>
        </text:list-item>
        <text:list-item>
          <text:p text:style-name="P16"><text:span text:style-name="T48">Ensure the </text:span><text:span text:style-name="T47">Favourites Data Entry form</text:span><text:span text:style-name="T48"> is closed.<text:tab/><text:tab/><text:tab/><text:tab/><text:tab/><text:tab/>_____<text:line-break/></text:span></text:p>
        </text:list-item>
        <text:list-item>
          <text:p text:style-name="P16"><text:span text:style-name="T48">Ensure the text “</text:span><text:span text:style-name="T47">VHF Favourite 1</text:span><text:span text:style-name="T48">” is displayed on Favourites button one of the<text:line-break/>Main form.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48">Right-click the <text:s/></text:span><text:span text:style-name="T47">VHF Favourite 1</text:span><text:span text:style-name="T48"> on the Main form.<text:line-break/></text:span></text:p>
        </text:list-item>
        <text:list-item>
          <text:p text:style-name="P16"><text:span text:style-name="T48">Ensure the following data is displayed in the Favourites Data Entry form.<text:line-break/><text:line-break/></text:span><text:span text:style-name="T47">VHF</text:span><text:span text:style-name="T48"> radio button – </text:span><text:span text:style-name="T47">Selected</text:span><text:span text:style-name="T48"><text:tab/><text:tab/><text:tab/><text:tab/><text:tab/><text:tab/><text:tab/><text:tab/><text:tab/>_____<text:line-break/></text:span><text:span text:style-name="T47">Simplex Offset</text:span><text:span text:style-name="T48"> radio button – </text:span><text:span text:style-name="T47">Selected</text:span><text:span text:style-name="T48"><text:tab/><text:tab/><text:tab/><text:tab/><text:tab/><text:tab/><text:tab/>_____<text:line-break/></text:span><text:span text:style-name="T47">Offset Shift</text:span><text:span text:style-name="T48"> text box – </text:span><text:span text:style-name="T47">00.00</text:span><text:span text:style-name="T48"><text:tab/><text:tab/><text:tab/><text:tab/><text:tab/><text:tab/><text:tab/><text:tab/><text:tab/>_____<text:line-break/></text:span><text:span text:style-name="T47">Source</text:span><text:span text:style-name="T48"> text box – </text:span><text:span text:style-name="T47">FAV001</text:span><text:span text:style-name="T48"><text:tab/><text:tab/><text:tab/><text:tab/><text:tab/><text:tab/><text:tab/><text:tab/><text:tab/>_____<text:line-break/></text:span><text:span text:style-name="T47">RX Frequency</text:span><text:span text:style-name="T48"> text box – </text:span><text:span text:style-name="T47">146.520</text:span><text:span text:style-name="T48"><text:tab/><text:tab/><text:tab/><text:tab/><text:tab/><text:tab/><text:tab/><text:tab/>_____<text:line-break/></text:span><text:span text:style-name="T47">TX Frequency</text:span><text:span text:style-name="T48"> text box – </text:span><text:span text:style-name="T47">146.520</text:span><text:span text:style-name="T48"><text:tab/><text:tab/><text:tab/><text:tab/><text:tab/><text:tab/><text:tab/><text:tab/>_____<text:line-break/></text:span><text:span text:style-name="T47">Scan</text:span><text:span text:style-name="T48"> check box </text:span><text:span text:style-name="T47">deselected</text:span><text:span text:style-name="T48">.<text:tab/><text:tab/><text:tab/><text:tab/><text:tab/><text:tab/><text:tab/><text:tab/><text:tab/>_____<text:line-break/></text:span><text:span text:style-name="T47">None</text:span><text:span text:style-name="T48"> radio button </text:span><text:span text:style-name="T47">selected</text:span><text:span text:style-name="T48"><text:tab/><text:tab/><text:tab/><text:tab/><text:tab/><text:tab/><text:tab/><text:tab/><text:tab/>_____<text:line-break/></text:span><text:span text:style-name="T47">DTSS</text:span><text:span text:style-name="T48"> check box </text:span><text:span text:style-name="T47">selected</text:span><text:span text:style-name="T48"><text:tab/><text:tab/><text:tab/><text:tab/><text:tab/><text:tab/><text:tab/><text:tab/><text:tab/>_____<text:line-break/></text:span><text:span text:style-name="T47">DTSS</text:span><text:span text:style-name="T48"> edit box – </text:span><text:span text:style-name="T47">123</text:span><text:span text:style-name="T48"><text:tab/><text:tab/><text:tab/><text:tab/><text:tab/><text:tab/><text:tab/><text:tab/><text:tab/><text:tab/>_____<text:line-break/></text:span><text:span text:style-name="T47">RF Power Level</text:span><text:span text:style-name="T48"> – </text:span><text:span text:style-name="T47">H</text:span><text:span text:style-name="T48"><text:tab/><text:tab/><text:tab/><text:tab/><text:tab/><text:tab/><text:tab/><text:tab/><text:tab/><text:tab/>_____<text:line-break/></text:span><text:span text:style-name="T47">Memory Name</text:span><text:span text:style-name="T48"> edit box – </text:span><text:span text:style-name="T47">VHF Favourite 1</text:span><text:span text:style-name="T48"><text:tab/><text:tab/><text:tab/><text:tab/><text:tab/><text:tab/><text:tab/>_____<text:line-break/></text:span><text:span text:style-name="T47">Comments</text:span><text:span text:style-name="T48"> edit box – </text:span><text:span text:style-name="T47">Maximum Number of Comment Char</text:span><text:span text:style-name="T48"> <text:tab/><text:tab/><text:tab/><text:tab/><text:tab/>_____<text:line-break/></text:span></text:p>
        </text:list-item>
        <text:list-item>
          <text:p text:style-name="P16"><text:soft-page-break/><text:span text:style-name="T48">Select the </text:span><text:span text:style-name="T47">Cancel</text:span><text:span text:style-name="T48"> button and answer Yes.<text:line-break/></text:span></text:p>
        </text:list-item>
      </text:list>
      <text:p text:style-name="Text_20_body"><text:span text:style-name="T42">VHF Simplex Favourite Entry (PL Tone)</text:span><text:span text:style-name="T9"><text:line-break/></text:span></text:p>
      <text:list xml:id="list9209472012535688536" text:style-name="L4">
        <text:list-item>
          <text:p text:style-name="P35"><text:span text:style-name="T9">Right-click Favourite button Two on the Main form and enter the following data<text:line-break/>into the Favourites Data Entry form.<text:line-break/><text:line-break/></text:span><text:span text:style-name="T18">VHF</text:span><text:span text:style-name="T9"> radio button – </text:span><text:span text:style-name="T18">Selected</text:span><text:span text:style-name="T9"><text:line-break/></text:span><text:span text:style-name="T18">Simplex Offset</text:span><text:span text:style-name="T9"> radio button – </text:span><text:span text:style-name="T18">Selected</text:span><text:span text:style-name="T9"><text:line-break/></text:span><text:span text:style-name="T18">Offset Shift</text:span><text:span text:style-name="T9"> text box – </text:span><text:span text:style-name="T18">00.00</text:span><text:span text:style-name="T9"><text:line-break/></text:span><text:span text:style-name="T18">RX Frequency</text:span><text:span text:style-name="T9"> text box – </text:span><text:span text:style-name="T18">146.490</text:span><text:span text:style-name="T9"><text:line-break/></text:span><text:span text:style-name="T18">Scan</text:span><text:span text:style-name="T9"> check box </text:span><text:span text:style-name="T18">selected</text:span><text:span text:style-name="T9"><text:line-break/>T</text:span><text:span text:style-name="T18">one</text:span><text:span text:style-name="T9"> radio button </text:span><text:span text:style-name="T18">selected<text:line-break/>Tone Frequency</text:span><text:span text:style-name="T9"> </text:span><text:span text:style-name="T18">100</text:span><text:span text:style-name="T9"> selected<text:line-break/></text:span><text:span text:style-name="T18">DTSS</text:span><text:span text:style-name="T9"> check box de</text:span><text:span text:style-name="T18">selected</text:span><text:span text:style-name="T9"><text:line-break/></text:span><text:span text:style-name="T18">DTSS</text:span><text:span text:style-name="T9"> edit box empty<text:line-break/></text:span><text:span text:style-name="T18">RF Power Level</text:span><text:span text:style-name="T9"> – </text:span><text:span text:style-name="T18">M</text:span><text:span text:style-name="T9"><text:line-break/></text:span><text:span text:style-name="T18">Memory Name</text:span><text:span text:style-name="T9"> edit box – </text:span><text:span text:style-name="T18">VHF Favourite 2</text:span><text:span text:style-name="T9"><text:line-break/></text:span><text:span text:style-name="T18">Comments</text:span><text:span text:style-name="T9"> edit box clear<text:line-break/></text:span></text:p>
        </text:list-item>
        <text:list-item>
          <text:p text:style-name="P17"><text:span text:style-name="T48">Select the </text:span><text:span text:style-name="T47">Save</text:span><text:span text:style-name="T48"> button.<text:line-break/></text:span></text:p>
        </text:list-item>
        <text:list-item>
          <text:p text:style-name="P17"><text:span text:style-name="T48">Ensure the </text:span><text:span text:style-name="T47">Favourites Data Entry form</text:span><text:span text:style-name="T48"> is closed.<text:tab/><text:tab/><text:tab/><text:tab/><text:tab/><text:tab/>_____<text:line-break/></text:span></text:p>
        </text:list-item>
        <text:list-item>
          <text:p text:style-name="P17"><text:span text:style-name="T48">Ensure the text “</text:span><text:span text:style-name="T47">VHF Favourite 2</text:span><text:span text:style-name="T48">” is displayed on Favourites button Two of the<text:line-break/>Main form.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48">Right-click the <text:s/></text:span><text:span text:style-name="T47">VHF Favourite 2</text:span><text:span text:style-name="T48"> on the Main form.<text:line-break/></text:span></text:p>
        </text:list-item>
        <text:list-item>
          <text:p text:style-name="P17"><text:span text:style-name="T48">Ensure the following data is displayed in the Favourites Data Entry form.<text:line-break/><text:line-break/></text:span><text:span text:style-name="T47">VHF</text:span><text:span text:style-name="T48"> radio button – </text:span><text:span text:style-name="T47">Selected</text:span><text:span text:style-name="T48"><text:tab/><text:tab/><text:tab/><text:tab/><text:tab/><text:tab/><text:tab/><text:tab/><text:tab/>_____<text:line-break/></text:span><text:span text:style-name="T47">Simplex Offset</text:span><text:span text:style-name="T48"> radio button – </text:span><text:span text:style-name="T47">Selected</text:span><text:span text:style-name="T48"><text:tab/><text:tab/><text:tab/><text:tab/><text:tab/><text:tab/><text:tab/>_____<text:line-break/></text:span><text:span text:style-name="T47">Offset Shift</text:span><text:span text:style-name="T48"> text box – </text:span><text:span text:style-name="T47">00.00</text:span><text:span text:style-name="T48"><text:tab/><text:tab/><text:tab/><text:tab/><text:tab/><text:tab/><text:tab/><text:tab/><text:tab/>_____<text:line-break/></text:span><text:span text:style-name="T47">Source</text:span><text:span text:style-name="T48"> text box – </text:span><text:span text:style-name="T47">FAV002</text:span><text:span text:style-name="T48"><text:tab/><text:tab/><text:tab/><text:tab/><text:tab/><text:tab/><text:tab/><text:tab/><text:tab/>_____<text:line-break/></text:span><text:span text:style-name="T47">RX Frequency</text:span><text:span text:style-name="T48"> text box – </text:span><text:span text:style-name="T47">146.490</text:span><text:span text:style-name="T48"><text:tab/><text:tab/><text:tab/><text:tab/><text:tab/><text:tab/><text:tab/><text:tab/>_____<text:line-break/></text:span><text:span text:style-name="T47">TX Frequency</text:span><text:span text:style-name="T48"> text box – </text:span><text:span text:style-name="T47">146.490</text:span><text:span text:style-name="T48"><text:tab/><text:tab/><text:tab/><text:tab/><text:tab/><text:tab/><text:tab/><text:tab/>_____<text:line-break/></text:span><text:span text:style-name="T47">Scan</text:span><text:span text:style-name="T48"> check box </text:span><text:span text:style-name="T47">selected</text:span><text:span text:style-name="T48">.<text:tab/><text:tab/><text:tab/><text:tab/><text:tab/><text:tab/><text:tab/><text:tab/><text:tab/>_____<text:line-break/>T</text:span><text:span text:style-name="T47">one</text:span><text:span text:style-name="T48"> radio button </text:span><text:span text:style-name="T47">selected</text:span><text:span text:style-name="T48"><text:tab/><text:tab/><text:tab/><text:tab/><text:tab/><text:tab/><text:tab/><text:tab/><text:tab/>_____<text:line-break/></text:span><text:span text:style-name="T47">Tone Frequency 100</text:span><text:span text:style-name="T48"> displayed<text:tab/><text:tab/><text:tab/><text:tab/><text:tab/><text:tab/><text:tab/><text:tab/><text:tab/>_____<text:line-break/></text:span><text:span text:style-name="T47">DTSS</text:span><text:span text:style-name="T48"> check box de</text:span><text:span text:style-name="T47">selected</text:span><text:span text:style-name="T48"><text:tab/><text:tab/><text:tab/><text:tab/><text:tab/><text:tab/><text:tab/><text:tab/><text:tab/>_____<text:line-break/></text:span><text:span text:style-name="T47">DTSS</text:span><text:span text:style-name="T48"> edit box clear<text:tab/><text:tab/><text:tab/><text:tab/><text:tab/><text:tab/><text:tab/><text:tab/><text:tab/><text:tab/>_____<text:line-break/></text:span><text:span text:style-name="T47">RF Power Level</text:span><text:span text:style-name="T48"> – </text:span><text:span text:style-name="T47">M</text:span><text:span text:style-name="T48"><text:tab/><text:tab/><text:tab/><text:tab/><text:tab/><text:tab/><text:tab/><text:tab/><text:tab/><text:tab/>_____<text:line-break/></text:span><text:span text:style-name="T47">Memory Name</text:span><text:span text:style-name="T48"> edit box – </text:span><text:span text:style-name="T47">VHF Favourite 2</text:span><text:span text:style-name="T48"><text:tab/><text:tab/><text:tab/><text:tab/><text:tab/><text:tab/><text:tab/>_____<text:line-break/></text:span><text:span text:style-name="T47">Comments</text:span><text:span text:style-name="T48"> edit box clear</text:span><text:span text:style-name="T47"><text:tab/><text:tab/><text:tab/><text:tab/></text:span><text:span text:style-name="T48"> <text:tab/><text:tab/><text:tab/><text:tab/><text:tab/>_____<text:line-break/></text:span></text:p>
        </text:list-item>
        <text:list-item>
          <text:p text:style-name="P35"><text:span text:style-name="T9">Select the </text:span><text:span text:style-name="T18">Cancel</text:span><text:span text:style-name="T9"> button and answer Yes.<text:line-break/><text:line-break/><text:line-break/><text:line-break/><text:line-break/></text:span><text:soft-page-break/><text:span text:style-name="T42">UHF Simplex Favourite Entry (CTCSS Tone)</text:span><text:span text:style-name="T9"><text:line-break/><text:line-break/><text:line-break/><text:line-break/><text:line-break/><text:line-break/><text:line-break/><text:line-break/><text:line-break/><text:line-break/><text:line-break/><text:line-break/></text:span></text:p>
        </text:list-item>
      </text:list>
      <text:list xml:id="list91804551150506" text:continue-list="list1559877583299947471" text:style-name="L1">
        <text:list-header>
          <text:p text:style-name="P49"><text:span text:style-name="T46">CLEAR BUTTON</text:span><text:line-break/></text:p>
        </text:list-header>
        <text:list-item>
          <text:p text:style-name="P36">Select the <text:span text:style-name="T1">Clear</text:span> button.<text:line-break/></text:p>
        </text:list-item>
        <text:list-item>
          <text:p text:style-name="P36">Ensure the error message <text:span text:style-name="T1">ER_Data_Entry_Favourite_In_Use</text:span> is displayed.<text:tab/><text:tab/><text:tab/>_____<text:line-break/></text:p>
        </text:list-item>
        <text:list-item>
          <text:p text:style-name="P36">Ensure the Title bar displays <text:span text:style-name="T1">Frequency in use error</text:span>.<text:tab/><text:tab/><text:tab/><text:tab/><text:tab/><text:tab/>_____<text:line-break/></text:p>
        </text:list-item>
        <text:list-item>
          <text:p text:style-name="P36">Select the <text:span text:style-name="T1">Ok</text:span> button.<text:line-break/></text:p>
        </text:list-item>
        <text:list-item>
          <text:p text:style-name="P36">Ensure the error message is dismissed.<text:tab/><text:tab/><text:tab/><text:tab/><text:tab/><text:tab/><text:tab/><text:tab/>_____<text:line-break/></text:p>
        </text:list-item>
        <text:list-item>
          <text:p text:style-name="P36">Ensure the <text:span text:style-name="T1">Favourites Button Data Entry form</text:span> remains displayed.<text:tab/><text:tab/><text:tab/><text:tab/>_____<text:line-break/></text:p>
        </text:list-item>
        <text:list-item>
          <text:p text:style-name="P36">Ensure <text:span text:style-name="T1">no data</text:span> was changed.<text:tab/><text:tab/><text:tab/><text:tab/><text:tab/><text:tab/><text:tab/><text:tab/><text:tab/>_____<text:line-break/></text:p>
        </text:list-item>
        <text:list-item>
          <text:p text:style-name="P36">Cancel the <text:span text:style-name="T1">Favourites Button Data Entry</text:span> form.<text:line-break/></text:p>
        </text:list-item>
        <text:list-item>
          <text:p text:style-name="P36">Select the <text:span text:style-name="T1">Yes</text:span> button on the <text:span text:style-name="T1">Confirm Cancellation</text:span> dialog box.<text:line-break/></text:p>
        </text:list-item>
        <text:list-item>
          <text:p text:style-name="P36">Right click on the <text:span text:style-name="T1">PEMO UHF</text:span> Favourites button.<text:line-break/></text:p>
        </text:list-item>
        <text:list-item>
          <text:p text:style-name="P36">Select the <text:span text:style-name="T1">Clear</text:span> button.<text:line-break/></text:p>
        </text:list-item>
        <text:list-item>
          <text:p text:style-name="P36">Ensure the confirmation message <text:span text:style-name="T1">CM_Data_Entry_Confirm_Clear is displayed</text:span>.<text:tab/><text:tab/>_____<text:line-break/></text:p>
        </text:list-item>
        <text:list-item>
          <text:p text:style-name="P36">Ensure the Title is <text:span text:style-name="T1">Confirm Clear</text:span>.<text:tab/><text:tab/><text:tab/><text:tab/><text:tab/><text:tab/><text:tab/><text:tab/>_____<text:line-break/></text:p>
        </text:list-item>
        <text:list-item>
          <text:p text:style-name="P36">Select the <text:span text:style-name="T1">No</text:span> button.<text:line-break/></text:p>
        </text:list-item>
        <text:list-item>
          <text:p text:style-name="P36">Ensure the confirmation message is dismissed.<text:tab/><text:tab/><text:tab/><text:tab/><text:tab/><text:tab/><text:tab/>_____<text:line-break/></text:p>
        </text:list-item>
        <text:list-item>
          <text:p text:style-name="P36">Ensure the <text:span text:style-name="T1">Favourites Button Data Entry</text:span> form is dismissed.<text:tab/><text:tab/><text:tab/><text:tab/><text:tab/>_____<text:line-break/><text:soft-page-break/></text:p>
        </text:list-item>
        <text:list-item>
          <text:p text:style-name="P36">Ensure the caption of <text:span text:style-name="T1">Favourite Button 5</text:span> remains <text:span text:style-name="T1">PEMO UHF</text:span>.<text:tab/><text:tab/><text:tab/><text:tab/><text:tab/>_____<text:line-break/></text:p>
        </text:list-item>
        <text:list-item>
          <text:p text:style-name="P36">Right click on the<text:span text:style-name="T1"> PEMO UHF </text:span>Favourites button.<text:line-break/></text:p>
        </text:list-item>
        <text:list-item>
          <text:p text:style-name="P36">Select the <text:span text:style-name="T1">Clear</text:span> button.<text:line-break/></text:p>
        </text:list-item>
        <text:list-item>
          <text:p text:style-name="P36">When the confirmation message is displayed, select the <text:span text:style-name="T1">Yes</text:span> button.<text:line-break/></text:p>
        </text:list-item>
        <text:list-item>
          <text:p text:style-name="P36">Ensure the confirmation message is dismissed.<text:tab/><text:tab/><text:tab/><text:tab/><text:tab/><text:tab/><text:tab/>_____<text:line-break/></text:p>
        </text:list-item>
        <text:list-item>
          <text:p text:style-name="P36">Ensure the <text:span text:style-name="T1">Favourites Button Data Entry</text:span> form is dismissed.<text:tab/><text:tab/><text:tab/><text:tab/><text:tab/>_____<text:line-break/></text:p>
        </text:list-item>
        <text:list-item>
          <text:p text:style-name="P48"><text:span text:style-name="T48">Ensure the caption of </text:span><text:span text:style-name="T47">Favourite Button 5</text:span><text:span text:style-name="T48"> is blank.<text:tab/><text:tab/><text:tab/><text:tab/><text:tab/><text:tab/>_____<text:line-break/><text:line-break/></text:span><text:span text:style-name="T49">SAVE BUTTON</text:span><text:span text:style-name="T48"><text:line-break/></text:span></text:p>
        </text:list-item>
        <text:list-item>
          <text:p text:style-name="P36">Left click on <text:span text:style-name="T1">Favourite button 5</text:span>.<text:line-break/></text:p>
        </text:list-item>
        <text:list-item>
          <text:p text:style-name="P36">Ensure the <text:span text:style-name="T1">Favourite Band</text:span> dialogue box is displayed.<text:tab/><text:tab/><text:tab/><text:tab/><text:tab/><text:tab/>_____<text:line-break/></text:p>
        </text:list-item>
        <text:list-item>
          <text:p text:style-name="P36">Select the UIHF button.<text:line-break/></text:p>
        </text:list-item>
        <text:list-item>
          <text:p text:style-name="P36">Enter <text:span text:style-name="T1">446.150</text:span> into the <text:span text:style-name="T1">RX Frequency</text:span> edit box.<text:line-break/></text:p>
        </text:list-item>
        <text:list-item>
          <text:p text:style-name="P36">Select the <text:span text:style-name="T1">Scan</text:span> check box.<text:line-break/></text:p>
        </text:list-item>
        <text:list-item>
          <text:p text:style-name="P36">Select the <text:span text:style-name="T1">Minus offset</text:span> radio button.<text:line-break/></text:p>
        </text:list-item>
        <text:list-item>
          <text:p text:style-name="P36">Select the <text:span text:style-name="T1">Tone</text:span> check box.<text:line-break/></text:p>
        </text:list-item>
        <text:list-item>
          <text:p text:style-name="P36">Select a <text:span text:style-name="T1">Tone Frequency</text:span> of <text:span text:style-name="T1">100.</text:span><text:line-break/></text:p>
        </text:list-item>
        <text:list-item>
          <text:p text:style-name="P36">Select the <text:span text:style-name="T1">CTSS</text:span> check box.<text:line-break/></text:p>
        </text:list-item>
        <text:list-item>
          <text:p text:style-name="P36">Select a <text:span text:style-name="T1">CTCSS Frequency </text:span>of <text:span text:style-name="T1">123</text:span>.<text:line-break/></text:p>
        </text:list-item>
        <text:list-item>
          <text:p text:style-name="P36">Select the <text:span text:style-name="T1">DTSS</text:span> check box.<text:line-break/></text:p>
        </text:list-item>
        <text:list-item>
          <text:p text:style-name="P36">Enter a <text:span text:style-name="T1">DTSS Code</text:span> of <text:span text:style-name="T1">567</text:span>.<text:line-break/></text:p>
        </text:list-item>
        <text:list-item>
          <text:p text:style-name="P36">Enter “<text:span text:style-name="T1">SAVE</text:span>” into the <text:span text:style-name="T1">Memory Name</text:span> edit box.<text:line-break/></text:p>
        </text:list-item>
        <text:list-item>
          <text:p text:style-name="P36">Enter “<text:span text:style-name="T1">SAVE Test</text:span>” into the <text:span text:style-name="T1">Comments</text:span> edit box.<text:line-break/></text:p>
        </text:list-item>
        <text:list-item>
          <text:p text:style-name="P36"><text:soft-page-break/>Select the <text:span text:style-name="T1">Save</text:span> button.<text:line-break/></text:p>
        </text:list-item>
        <text:list-item>
          <text:p text:style-name="P36">Ensure the <text:span text:style-name="T1">Favourite Data Entry form</text:span> is dismissed.<text:tab/><text:tab/><text:tab/><text:tab/><text:tab/><text:tab/>_____<text:line-break/></text:p>
        </text:list-item>
        <text:list-item>
          <text:p text:style-name="P36">Ensure that Favourite Button 5 caption is <text:span text:style-name="T1">Save</text:span>.<text:tab/><text:tab/><text:tab/><text:tab/><text:tab/><text:tab/><text:tab/>_____<text:line-break/></text:p>
        </text:list-item>
        <text:list-item>
          <text:p text:style-name="P36">Right-click on the <text:span text:style-name="T1">SAVE</text:span> <text:span text:style-name="T1">Favourite</text:span> button.<text:line-break/></text:p>
        </text:list-item>
        <text:list-item>
          <text:p text:style-name="P36">Ensure the <text:span text:style-name="T1">UHF</text:span> radio button is selected.<text:tab/><text:tab/><text:tab/><text:tab/><text:tab/><text:tab/><text:tab/>_____<text:line-break/></text:p>
        </text:list-item>
        <text:list-item>
          <text:p text:style-name="P36">Ensure the <text:span text:style-name="T1">Source</text:span> edit box displays <text:span text:style-name="T1">FAV005</text:span>.<text:tab/><text:tab/><text:tab/><text:tab/><text:tab/><text:tab/><text:tab/>_____<text:line-break/></text:p>
        </text:list-item>
        <text:list-item>
          <text:p text:style-name="P36">Ensure the <text:span text:style-name="T1">RX Frequency</text:span> edit box contains <text:span text:style-name="T1">446.150</text:span>.<text:tab/><text:tab/><text:tab/><text:tab/><text:tab/><text:tab/>_____<text:line-break/></text:p>
        </text:list-item>
        <text:list-item>
          <text:p text:style-name="P36">Ensure the <text:span text:style-name="T1">TX Frequency</text:span> edit box contains <text:span text:style-name="T1">441.150</text:span>.<text:tab/><text:tab/><text:tab/><text:tab/><text:tab/><text:tab/>_____<text:line-break/></text:p>
        </text:list-item>
        <text:list-item>
          <text:p text:style-name="P36">Ensure the <text:span text:style-name="T1">Scan</text:span> check box is selected.<text:tab/><text:tab/><text:tab/><text:tab/><text:tab/><text:tab/><text:tab/><text:tab/>_____<text:line-break/></text:p>
        </text:list-item>
        <text:list-item>
          <text:p text:style-name="P36">Ensure the <text:span text:style-name="T1">Minus offset</text:span> radio button is selected.<text:tab/><text:tab/><text:tab/><text:tab/><text:tab/><text:tab/>_____<text:line-break/></text:p>
        </text:list-item>
        <text:list-item>
          <text:p text:style-name="P36">Ensure the <text:span text:style-name="T1">Offset</text:span> edit box contains <text:span text:style-name="T1">05.00</text:span>.<text:tab/><text:tab/><text:tab/><text:tab/><text:tab/><text:tab/><text:tab/>_____<text:line-break/></text:p>
        </text:list-item>
        <text:list-item>
          <text:p text:style-name="P36">Ensure the <text:span text:style-name="T1">Tone</text:span> check box is selected.<text:tab/><text:tab/><text:tab/><text:tab/><text:tab/><text:tab/><text:tab/><text:tab/>_____<text:line-break/></text:p>
        </text:list-item>
        <text:list-item>
          <text:p text:style-name="P36">Ensure the <text:span text:style-name="T1">Tone Frequency</text:span> list displays <text:span text:style-name="T1">100</text:span>.<text:tab/><text:tab/><text:tab/><text:tab/><text:tab/><text:tab/><text:tab/>_____<text:line-break/></text:p>
        </text:list-item>
        <text:list-item>
          <text:p text:style-name="P36">Ensure the <text:span text:style-name="T1">CTCSS</text:span> check box is selected.<text:tab/><text:tab/><text:tab/><text:tab/><text:tab/><text:tab/><text:tab/>_____<text:line-break/></text:p>
        </text:list-item>
        <text:list-item>
          <text:p text:style-name="P36">Ensure the <text:span text:style-name="T1">CTCSS Frequency</text:span> list displays <text:span text:style-name="T1">123</text:span>.<text:tab/><text:tab/><text:tab/><text:tab/><text:tab/><text:tab/>_____<text:line-break/></text:p>
        </text:list-item>
        <text:list-item>
          <text:p text:style-name="P36">Ensure the <text:span text:style-name="T1">DTSS</text:span> check box is selected.<text:tab/><text:tab/><text:tab/><text:tab/><text:tab/><text:tab/><text:tab/>_____<text:line-break/></text:p>
        </text:list-item>
        <text:list-item>
          <text:p text:style-name="P36">Ensure the <text:span text:style-name="T1">DTSS Code</text:span> edit box contains <text:span text:style-name="T1">567</text:span>.<text:tab/><text:tab/><text:tab/><text:tab/><text:tab/><text:tab/><text:tab/>_____<text:line-break/></text:p>
        </text:list-item>
        <text:list-item>
          <text:p text:style-name="P36">Ensure the Memory Name edit box contains “<text:span text:style-name="T1">SAVE</text:span>”.<text:tab/><text:tab/><text:tab/><text:tab/><text:tab/><text:tab/>_____<text:line-break/></text:p>
        </text:list-item>
        <text:list-item>
          <text:p text:style-name="P36">Ensure the Comments edit box contains “<text:span text:style-name="T1">SAVE Test</text:span>”.<text:tab/><text:tab/><text:tab/><text:tab/><text:tab/><text:tab/>_____<text:line-break/></text:p>
        </text:list-item>
        <text:list-item>
          <text:p text:style-name="P36">Ca<text:span text:style-name="T1">ncel</text:span> the entry.<text:line-break/></text:p>
        </text:list-item>
        <text:list-item>
          <text:p text:style-name="P36">Terminate the application.<text:line-break/></text:p>
        </text:list-item>
        <text:list-item>
          <text:p text:style-name="P27">END OF TEST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 Software Test Procedures Vol 3-2-2 UHF MEM Data Entry Form</text:title> <text:user-defined style:data-style-name="N0" text:name="Version">Ver 1.0.0</text:user-defined> <text:s text:c="3"/>Page <text:page-number text:select-page="current">20</text:page-number> of <text:page-count>21</text:page-count> <text:s text:c="19"/>Modified <text:date style:data-style-name="N75" text:date-value="2014-08-04T09:18:03.500000252">4 Aug 2014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 Software Test Procedures Vol 3-2-2 UHF MEM Data Entry Form</text:title> <text:user-defined style:data-style-name="N0" text:name="Version">Ver 1.0.0</text:user-defined> <text:s text:c="4"/>Page <text:page-number text:select-page="current">21</text:page-number> of <text:page-count>21</text:page-count> <text:s text:c="33"/><text:modification-date style:data-style-name="N75">4 Aug 2014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TMV7A Software Test Procedures Vol 3-2-2 UHF MEM Data Entry Form</dc:title>
    <meta:initial-creator>Hew Lines</meta:initial-creator>
    <meta:creation-date>2008-12-11T08:27:04</meta:creation-date>
    <dc:date>2014-08-04T09:18:03.390000000</dc:date>
    <meta:printed-by>Alix Day</meta:printed-by>
    <meta:print-date>2012-05-30T13:54:23.560000000</meta:print-date>
    <meta:editing-cycles>94</meta:editing-cycles>
    <meta:editing-duration>PT9H13M15S</meta:editing-duration>
    <meta:document-statistic meta:table-count="0" meta:image-count="0" meta:object-count="0" meta:page-count="21" meta:paragraph-count="359" meta:word-count="3401" meta:character-count="21527" meta:non-whitespace-character-count="16498"/>
    <meta:user-defined meta:name="Info 1"/>
    <meta:user-defined meta:name="Info 3"/>
    <meta:user-defined meta:name="Info 4"/>
    <meta:user-defined meta:name="Version">Ver 1.0.0</meta:user-defined>
  </office:meta>
</office:document-meta>
</file>